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7.09mm" svg:height="137.06mm" svg:x="91.41mm" svg:y="1.06mm">
            <loext:p draw:notify-on-update-of-ranges="Sheet1.B1:Sheet1.B296 Sheet1.D1:Sheet1.D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2.31mm" svg:height="172.91mm" svg:x="96.92mm" svg:y="119.53mm">
            <loext:p draw:notify-on-update-of-ranges="Sheet1.B1:Sheet1.B296 Sheet1.C1:Sheet1.C2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99519" calcext:value-type="float">
            <text:p>199519</text:p>
          </table:table-cell>
          <table:table-cell office:value-type="float" office:value="84.92" calcext:value-type="float">
            <text:p>84.92</text:p>
          </table:table-cell>
          <table:table-cell office:value-type="float" office:value="42.04" calcext:value-type="float">
            <text:p>42.04</text:p>
          </table:table-cell>
          <table:table-cell office:value-type="float" office:value="-42.88" calcext:value-type="float">
            <text:p>-42.88</text:p>
          </table:table-cell>
          <table:table-cell table:number-columns-repeated="2"/>
        </table:table-row>
        <table:table-row table:style-name="ro1">
          <table:table-cell office:value-type="float" office:value="268635" calcext:value-type="float">
            <text:p>268635</text:p>
          </table:table-cell>
          <table:table-cell office:value-type="float" office:value="34.36" calcext:value-type="float">
            <text:p>34.36</text:p>
          </table:table-cell>
          <table:table-cell office:value-type="float" office:value="0.64" calcext:value-type="float">
            <text:p>0.64</text:p>
          </table:table-cell>
          <table:table-cell office:value-type="float" office:value="-33.72" calcext:value-type="float">
            <text:p>-33.72</text:p>
          </table:table-cell>
          <table:table-cell table:number-columns-repeated="2"/>
        </table:table-row>
        <table:table-row table:style-name="ro1">
          <table:table-cell office:value-type="float" office:value="177681" calcext:value-type="float">
            <text:p>177681</text:p>
          </table:table-cell>
          <table:table-cell office:value-type="float" office:value="30.36" calcext:value-type="float">
            <text:p>30.36</text:p>
          </table:table-cell>
          <table:table-cell office:value-type="float" office:value="22.48" calcext:value-type="float">
            <text:p>22.48</text:p>
          </table:table-cell>
          <table:table-cell office:value-type="float" office:value="-7.88" calcext:value-type="float">
            <text:p>-7.88</text:p>
          </table:table-cell>
          <table:table-cell table:number-columns-repeated="2"/>
        </table:table-row>
        <table:table-row table:style-name="ro1">
          <table:table-cell office:value-type="float" office:value="215055" calcext:value-type="float">
            <text:p>215055</text:p>
          </table:table-cell>
          <table:table-cell office:value-type="float" office:value="24.76" calcext:value-type="float">
            <text:p>24.76</text:p>
          </table:table-cell>
          <table:table-cell office:value-type="float" office:value="20.04" calcext:value-type="float">
            <text:p>20.04</text:p>
          </table:table-cell>
          <table:table-cell office:value-type="float" office:value="-4.72" calcext:value-type="float">
            <text:p>-4.72</text:p>
          </table:table-cell>
          <table:table-cell table:number-columns-repeated="2"/>
        </table:table-row>
        <table:table-row table:style-name="ro1">
          <table:table-cell office:value-type="float" office:value="197695" calcext:value-type="float">
            <text:p>197695</text:p>
          </table:table-cell>
          <table:table-cell office:value-type="float" office:value="24.16" calcext:value-type="float">
            <text:p>24.16</text:p>
          </table:table-cell>
          <table:table-cell office:value-type="float" office:value="23.4" calcext:value-type="float">
            <text:p>23.4</text:p>
          </table:table-cell>
          <table:table-cell office:value-type="float" office:value="-0.76" calcext:value-type="float">
            <text:p>-0.76</text:p>
          </table:table-cell>
          <table:table-cell table:number-columns-repeated="2"/>
        </table:table-row>
        <table:table-row table:style-name="ro1">
          <table:table-cell office:value-type="float" office:value="296131" calcext:value-type="float">
            <text:p>296131</text:p>
          </table:table-cell>
          <table:table-cell office:value-type="float" office:value="29.88" calcext:value-type="float">
            <text:p>29.88</text:p>
          </table:table-cell>
          <table:table-cell office:value-type="float" office:value="29.28" calcext:value-type="float">
            <text:p>29.28</text:p>
          </table:table-cell>
          <table:table-cell office:value-type="float" office:value="-0.6" calcext:value-type="float">
            <text:p>-0.6</text:p>
          </table:table-cell>
          <table:table-cell table:number-columns-repeated="2"/>
        </table:table-row>
        <table:table-row table:style-name="ro1">
          <table:table-cell office:value-type="float" office:value="243245" calcext:value-type="float">
            <text:p>243245</text:p>
          </table:table-cell>
          <table:table-cell office:value-type="float" office:value="15" calcext:value-type="float">
            <text:p>15</text:p>
          </table:table-cell>
          <table:table-cell office:value-type="float" office:value="14.48" calcext:value-type="float">
            <text:p>14.48</text:p>
          </table:table-cell>
          <table:table-cell office:value-type="float" office:value="-0.52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float" office:value="272324" calcext:value-type="float">
            <text:p>272324</text:p>
          </table:table-cell>
          <table:table-cell office:value-type="float" office:value="41.36" calcext:value-type="float">
            <text:p>41.36</text:p>
          </table:table-cell>
          <table:table-cell office:value-type="float" office:value="40.88" calcext:value-type="float">
            <text:p>40.88</text:p>
          </table:table-cell>
          <table:table-cell office:value-type="float" office:value="-0.48" calcext:value-type="float">
            <text:p>-0.48</text:p>
          </table:table-cell>
          <table:table-cell table:number-columns-repeated="2"/>
        </table:table-row>
        <table:table-row table:style-name="ro1">
          <table:table-cell office:value-type="float" office:value="284831" calcext:value-type="float">
            <text:p>284831</text:p>
          </table:table-cell>
          <table:table-cell office:value-type="float" office:value="13.52" calcext:value-type="float">
            <text:p>13.52</text:p>
          </table:table-cell>
          <table:table-cell office:value-type="float" office:value="13.04" calcext:value-type="float">
            <text:p>13.04</text:p>
          </table:table-cell>
          <table:table-cell office:value-type="float" office:value="-0.48" calcext:value-type="float">
            <text:p>-0.48</text:p>
          </table:table-cell>
          <table:table-cell table:number-columns-repeated="2"/>
        </table:table-row>
        <table:table-row table:style-name="ro1">
          <table:table-cell office:value-type="float" office:value="271821" calcext:value-type="float">
            <text:p>271821</text:p>
          </table:table-cell>
          <table:table-cell office:value-type="float" office:value="38.52" calcext:value-type="float">
            <text:p>38.52</text:p>
          </table:table-cell>
          <table:table-cell office:value-type="float" office:value="38.12" calcext:value-type="float">
            <text:p>38.12</text:p>
          </table:table-cell>
          <table:table-cell office:value-type="float" office:value="-0.4" calcext:value-type="float">
            <text:p>-0.4</text:p>
          </table:table-cell>
          <table:table-cell table:number-columns-repeated="2"/>
        </table:table-row>
        <table:table-row table:style-name="ro1">
          <table:table-cell office:value-type="float" office:value="279037" calcext:value-type="float">
            <text:p>279037</text:p>
          </table:table-cell>
          <table:table-cell office:value-type="float" office:value="18.88" calcext:value-type="float">
            <text:p>18.88</text:p>
          </table:table-cell>
          <table:table-cell office:value-type="float" office:value="18.52" calcext:value-type="float">
            <text:p>18.52</text:p>
          </table:table-cell>
          <table:table-cell office:value-type="float" office:value="-0.36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float" office:value="134146" calcext:value-type="float">
            <text:p>134146</text:p>
          </table:table-cell>
          <table:table-cell office:value-type="float" office:value="38.92" calcext:value-type="float">
            <text:p>38.92</text:p>
          </table:table-cell>
          <table:table-cell office:value-type="float" office:value="38.6" calcext:value-type="float">
            <text:p>38.6</text:p>
          </table:table-cell>
          <table:table-cell office:value-type="float" office:value="-0.32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float" office:value="223559" calcext:value-type="float">
            <text:p>223559</text:p>
          </table:table-cell>
          <table:table-cell office:value-type="float" office:value="3.92" calcext:value-type="float">
            <text:p>3.92</text:p>
          </table:table-cell>
          <table:table-cell office:value-type="float" office:value="3.6" calcext:value-type="float">
            <text:p>3.6</text:p>
          </table:table-cell>
          <table:table-cell office:value-type="float" office:value="-0.32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float" office:value="288365" calcext:value-type="float">
            <text:p>288365</text:p>
          </table:table-cell>
          <table:table-cell office:value-type="float" office:value="36.88" calcext:value-type="float">
            <text:p>36.88</text:p>
          </table:table-cell>
          <table:table-cell office:value-type="float" office:value="36.56" calcext:value-type="float">
            <text:p>36.56</text:p>
          </table:table-cell>
          <table:table-cell office:value-type="float" office:value="-0.32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float" office:value="123826" calcext:value-type="float">
            <text:p>123826</text:p>
          </table:table-cell>
          <table:table-cell office:value-type="float" office:value="12.4" calcext:value-type="float">
            <text:p>12.4</text:p>
          </table:table-cell>
          <table:table-cell office:value-type="float" office:value="12.12" calcext:value-type="float">
            <text:p>12.12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134188" calcext:value-type="float">
            <text:p>134188</text:p>
          </table:table-cell>
          <table:table-cell office:value-type="float" office:value="37.4" calcext:value-type="float">
            <text:p>37.4</text:p>
          </table:table-cell>
          <table:table-cell office:value-type="float" office:value="37.12" calcext:value-type="float">
            <text:p>37.12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174034" calcext:value-type="float">
            <text:p>174034</text:p>
          </table:table-cell>
          <table:table-cell office:value-type="float" office:value="10.76" calcext:value-type="float">
            <text:p>10.76</text:p>
          </table:table-cell>
          <table:table-cell office:value-type="float" office:value="10.48" calcext:value-type="float">
            <text:p>10.48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180816" calcext:value-type="float">
            <text:p>180816</text:p>
          </table:table-cell>
          <table:table-cell office:value-type="float" office:value="7.48" calcext:value-type="float">
            <text:p>7.48</text:p>
          </table:table-cell>
          <table:table-cell office:value-type="float" office:value="7.2" calcext:value-type="float">
            <text:p>7.2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215486" calcext:value-type="float">
            <text:p>215486</text:p>
          </table:table-cell>
          <table:table-cell office:value-type="float" office:value="47.52" calcext:value-type="float">
            <text:p>47.52</text:p>
          </table:table-cell>
          <table:table-cell office:value-type="float" office:value="47.24" calcext:value-type="float">
            <text:p>47.24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220291" calcext:value-type="float">
            <text:p>220291</text:p>
          </table:table-cell>
          <table:table-cell office:value-type="float" office:value="16.12" calcext:value-type="float">
            <text:p>16.12</text:p>
          </table:table-cell>
          <table:table-cell office:value-type="float" office:value="15.84" calcext:value-type="float">
            <text:p>15.84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264623" calcext:value-type="float">
            <text:p>264623</text:p>
          </table:table-cell>
          <table:table-cell office:value-type="float" office:value="14.08" calcext:value-type="float">
            <text:p>14.08</text:p>
          </table:table-cell>
          <table:table-cell office:value-type="float" office:value="13.8" calcext:value-type="float">
            <text:p>13.8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173590" calcext:value-type="float">
            <text:p>173590</text:p>
          </table:table-cell>
          <table:table-cell office:value-type="float" office:value="41.84" calcext:value-type="float">
            <text:p>41.84</text:p>
          </table:table-cell>
          <table:table-cell office:value-type="float" office:value="41.6" calcext:value-type="float">
            <text:p>41.6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174056" calcext:value-type="float">
            <text:p>174056</text:p>
          </table:table-cell>
          <table:table-cell office:value-type="float" office:value="15.12" calcext:value-type="float">
            <text:p>15.12</text:p>
          </table:table-cell>
          <table:table-cell office:value-type="float" office:value="14.88" calcext:value-type="float">
            <text:p>14.88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221786" calcext:value-type="float">
            <text:p>221786</text:p>
          </table:table-cell>
          <table:table-cell office:value-type="float" office:value="12.4" calcext:value-type="float">
            <text:p>12.4</text:p>
          </table:table-cell>
          <table:table-cell office:value-type="float" office:value="12.16" calcext:value-type="float">
            <text:p>12.16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244010" calcext:value-type="float">
            <text:p>244010</text:p>
          </table:table-cell>
          <table:table-cell office:value-type="float" office:value="26" calcext:value-type="float">
            <text:p>26</text:p>
          </table:table-cell>
          <table:table-cell office:value-type="float" office:value="25.76" calcext:value-type="float">
            <text:p>25.76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248612" calcext:value-type="float">
            <text:p>248612</text:p>
          </table:table-cell>
          <table:table-cell office:value-type="float" office:value="84.68" calcext:value-type="float">
            <text:p>84.68</text:p>
          </table:table-cell>
          <table:table-cell office:value-type="float" office:value="84.44" calcext:value-type="float">
            <text:p>84.44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249920" calcext:value-type="float">
            <text:p>249920</text:p>
          </table:table-cell>
          <table:table-cell office:value-type="float" office:value="41.48" calcext:value-type="float">
            <text:p>41.48</text:p>
          </table:table-cell>
          <table:table-cell office:value-type="float" office:value="41.24" calcext:value-type="float">
            <text:p>41.24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159865" calcext:value-type="float">
            <text:p>159865</text:p>
          </table:table-cell>
          <table:table-cell office:value-type="float" office:value="15.76" calcext:value-type="float">
            <text:p>15.76</text:p>
          </table:table-cell>
          <table:table-cell office:value-type="float" office:value="15.56" calcext:value-type="float">
            <text:p>15.56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176355" calcext:value-type="float">
            <text:p>17635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76" calcext:value-type="float">
            <text:p>24.76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178716" calcext:value-type="float">
            <text:p>178716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01369" calcext:value-type="float">
            <text:p>201369</text:p>
          </table:table-cell>
          <table:table-cell office:value-type="float" office:value="14.08" calcext:value-type="float">
            <text:p>14.08</text:p>
          </table:table-cell>
          <table:table-cell office:value-type="float" office:value="13.88" calcext:value-type="float">
            <text:p>13.88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10812" calcext:value-type="float">
            <text:p>210812</text:p>
          </table:table-cell>
          <table:table-cell office:value-type="float" office:value="42.48" calcext:value-type="float">
            <text:p>42.48</text:p>
          </table:table-cell>
          <table:table-cell office:value-type="float" office:value="42.28" calcext:value-type="float">
            <text:p>42.28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52223" calcext:value-type="float">
            <text:p>252223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52637" calcext:value-type="float">
            <text:p>25263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04" calcext:value-type="float">
            <text:p>15.04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70874" calcext:value-type="float">
            <text:p>270874</text:p>
          </table:table-cell>
          <table:table-cell office:value-type="float" office:value="17.72" calcext:value-type="float">
            <text:p>17.72</text:p>
          </table:table-cell>
          <table:table-cell office:value-type="float" office:value="17.52" calcext:value-type="float">
            <text:p>17.52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77995" calcext:value-type="float">
            <text:p>277995</text:p>
          </table:table-cell>
          <table:table-cell office:value-type="float" office:value="15.16" calcext:value-type="float">
            <text:p>15.16</text:p>
          </table:table-cell>
          <table:table-cell office:value-type="float" office:value="14.96" calcext:value-type="float">
            <text:p>14.96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82216" calcext:value-type="float">
            <text:p>282216</text:p>
          </table:table-cell>
          <table:table-cell office:value-type="float" office:value="37.8" calcext:value-type="float">
            <text:p>37.8</text:p>
          </table:table-cell>
          <table:table-cell office:value-type="float" office:value="37.6" calcext:value-type="float">
            <text:p>37.6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90219" calcext:value-type="float">
            <text:p>290219</text:p>
          </table:table-cell>
          <table:table-cell office:value-type="float" office:value="11.68" calcext:value-type="float">
            <text:p>11.68</text:p>
          </table:table-cell>
          <table:table-cell office:value-type="float" office:value="11.48" calcext:value-type="float">
            <text:p>11.48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172771" calcext:value-type="float">
            <text:p>172771</text:p>
          </table:table-cell>
          <table:table-cell office:value-type="float" office:value="13.2" calcext:value-type="float">
            <text:p>13.2</text:p>
          </table:table-cell>
          <table:table-cell office:value-type="float" office:value="13.04" calcext:value-type="float">
            <text:p>13.0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189934" calcext:value-type="float">
            <text:p>189934</text:p>
          </table:table-cell>
          <table:table-cell office:value-type="float" office:value="4.28" calcext:value-type="float">
            <text:p>4.28</text:p>
          </table:table-cell>
          <table:table-cell office:value-type="float" office:value="4.12" calcext:value-type="float">
            <text:p>4.12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192014" calcext:value-type="float">
            <text:p>192014</text:p>
          </table:table-cell>
          <table:table-cell office:value-type="float" office:value="15.92" calcext:value-type="float">
            <text:p>15.92</text:p>
          </table:table-cell>
          <table:table-cell office:value-type="float" office:value="15.76" calcext:value-type="float">
            <text:p>15.76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192419" calcext:value-type="float">
            <text:p>192419</text:p>
          </table:table-cell>
          <table:table-cell office:value-type="float" office:value="21.84" calcext:value-type="float">
            <text:p>21.84</text:p>
          </table:table-cell>
          <table:table-cell office:value-type="float" office:value="21.68" calcext:value-type="float">
            <text:p>21.68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12923" calcext:value-type="float">
            <text:p>212923</text:p>
          </table:table-cell>
          <table:table-cell office:value-type="float" office:value="44" calcext:value-type="float">
            <text:p>44</text:p>
          </table:table-cell>
          <table:table-cell office:value-type="float" office:value="43.84" calcext:value-type="float">
            <text:p>43.8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46050" calcext:value-type="float">
            <text:p>246050</text:p>
          </table:table-cell>
          <table:table-cell office:value-type="float" office:value="7.44" calcext:value-type="float">
            <text:p>7.44</text:p>
          </table:table-cell>
          <table:table-cell office:value-type="float" office:value="7.28" calcext:value-type="float">
            <text:p>7.28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49184" calcext:value-type="float">
            <text:p>249184</text:p>
          </table:table-cell>
          <table:table-cell office:value-type="float" office:value="38.84" calcext:value-type="float">
            <text:p>38.84</text:p>
          </table:table-cell>
          <table:table-cell office:value-type="float" office:value="38.68" calcext:value-type="float">
            <text:p>38.68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75101" calcext:value-type="float">
            <text:p>275101</text:p>
          </table:table-cell>
          <table:table-cell office:value-type="float" office:value="7.4" calcext:value-type="float">
            <text:p>7.4</text:p>
          </table:table-cell>
          <table:table-cell office:value-type="float" office:value="7.24" calcext:value-type="float">
            <text:p>7.2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76952" calcext:value-type="float">
            <text:p>276952</text:p>
          </table:table-cell>
          <table:table-cell office:value-type="float" office:value="19.52" calcext:value-type="float">
            <text:p>19.52</text:p>
          </table:table-cell>
          <table:table-cell office:value-type="float" office:value="19.36" calcext:value-type="float">
            <text:p>19.36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78100" calcext:value-type="float">
            <text:p>278100</text:p>
          </table:table-cell>
          <table:table-cell office:value-type="float" office:value="35.68" calcext:value-type="float">
            <text:p>35.68</text:p>
          </table:table-cell>
          <table:table-cell office:value-type="float" office:value="35.52" calcext:value-type="float">
            <text:p>35.52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81550" calcext:value-type="float">
            <text:p>281550</text:p>
          </table:table-cell>
          <table:table-cell office:value-type="float" office:value="16.56" calcext:value-type="float">
            <text:p>16.56</text:p>
          </table:table-cell>
          <table:table-cell office:value-type="float" office:value="16.4" calcext:value-type="float">
            <text:p>16.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82804" calcext:value-type="float">
            <text:p>282804</text:p>
          </table:table-cell>
          <table:table-cell office:value-type="float" office:value="19.4" calcext:value-type="float">
            <text:p>19.4</text:p>
          </table:table-cell>
          <table:table-cell office:value-type="float" office:value="19.24" calcext:value-type="float">
            <text:p>19.2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83042" calcext:value-type="float">
            <text:p>283042</text:p>
          </table:table-cell>
          <table:table-cell office:value-type="float" office:value="23.28" calcext:value-type="float">
            <text:p>23.28</text:p>
          </table:table-cell>
          <table:table-cell office:value-type="float" office:value="23.12" calcext:value-type="float">
            <text:p>23.12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90935" calcext:value-type="float">
            <text:p>290935</text:p>
          </table:table-cell>
          <table:table-cell office:value-type="float" office:value="38.2" calcext:value-type="float">
            <text:p>38.2</text:p>
          </table:table-cell>
          <table:table-cell office:value-type="float" office:value="38.04" calcext:value-type="float">
            <text:p>38.0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93878" calcext:value-type="float">
            <text:p>293878</text:p>
          </table:table-cell>
          <table:table-cell office:value-type="float" office:value="8.4" calcext:value-type="float">
            <text:p>8.4</text:p>
          </table:table-cell>
          <table:table-cell office:value-type="float" office:value="8.24" calcext:value-type="float">
            <text:p>8.2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96094" calcext:value-type="float">
            <text:p>296094</text:p>
          </table:table-cell>
          <table:table-cell office:value-type="float" office:value="34.76" calcext:value-type="float">
            <text:p>34.76</text:p>
          </table:table-cell>
          <table:table-cell office:value-type="float" office:value="34.6" calcext:value-type="float">
            <text:p>34.6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98764" calcext:value-type="float">
            <text:p>298764</text:p>
          </table:table-cell>
          <table:table-cell office:value-type="float" office:value="47.4" calcext:value-type="float">
            <text:p>47.4</text:p>
          </table:table-cell>
          <table:table-cell office:value-type="float" office:value="47.24" calcext:value-type="float">
            <text:p>47.2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161119" calcext:value-type="float">
            <text:p>161119</text:p>
          </table:table-cell>
          <table:table-cell office:value-type="float" office:value="50.92" calcext:value-type="float">
            <text:p>50.92</text:p>
          </table:table-cell>
          <table:table-cell office:value-type="float" office:value="50.8" calcext:value-type="float">
            <text:p>50.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186138" calcext:value-type="float">
            <text:p>186138</text:p>
          </table:table-cell>
          <table:table-cell office:value-type="float" office:value="11.68" calcext:value-type="float">
            <text:p>11.68</text:p>
          </table:table-cell>
          <table:table-cell office:value-type="float" office:value="11.56" calcext:value-type="float">
            <text:p>11.5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191455" calcext:value-type="float">
            <text:p>191455</text:p>
          </table:table-cell>
          <table:table-cell office:value-type="float" office:value="76.28" calcext:value-type="float">
            <text:p>76.28</text:p>
          </table:table-cell>
          <table:table-cell office:value-type="float" office:value="76.16" calcext:value-type="float">
            <text:p>76.1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196958" calcext:value-type="float">
            <text:p>196958</text:p>
          </table:table-cell>
          <table:table-cell office:value-type="float" office:value="9.36" calcext:value-type="float">
            <text:p>9.36</text:p>
          </table:table-cell>
          <table:table-cell office:value-type="float" office:value="9.24" calcext:value-type="float">
            <text:p>9.2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01073" calcext:value-type="float">
            <text:p>201073</text:p>
          </table:table-cell>
          <table:table-cell office:value-type="float" office:value="27.6" calcext:value-type="float">
            <text:p>27.6</text:p>
          </table:table-cell>
          <table:table-cell office:value-type="float" office:value="27.48" calcext:value-type="float">
            <text:p>27.4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12320" calcext:value-type="float">
            <text:p>212320</text:p>
          </table:table-cell>
          <table:table-cell office:value-type="float" office:value="17.72" calcext:value-type="float">
            <text:p>17.72</text:p>
          </table:table-cell>
          <table:table-cell office:value-type="float" office:value="17.6" calcext:value-type="float">
            <text:p>17.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13410" calcext:value-type="float">
            <text:p>213410</text:p>
          </table:table-cell>
          <table:table-cell office:value-type="float" office:value="14.4" calcext:value-type="float">
            <text:p>14.4</text:p>
          </table:table-cell>
          <table:table-cell office:value-type="float" office:value="14.28" calcext:value-type="float">
            <text:p>14.2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13129" calcext:value-type="float">
            <text:p>213129</text:p>
          </table:table-cell>
          <table:table-cell office:value-type="float" office:value="47.24" calcext:value-type="float">
            <text:p>47.24</text:p>
          </table:table-cell>
          <table:table-cell office:value-type="float" office:value="47.12" calcext:value-type="float">
            <text:p>47.12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24968" calcext:value-type="float">
            <text:p>224968</text:p>
          </table:table-cell>
          <table:table-cell office:value-type="float" office:value="29.72" calcext:value-type="float">
            <text:p>29.72</text:p>
          </table:table-cell>
          <table:table-cell office:value-type="float" office:value="29.6" calcext:value-type="float">
            <text:p>29.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33439" calcext:value-type="float">
            <text:p>233439</text:p>
          </table:table-cell>
          <table:table-cell office:value-type="float" office:value="24.2" calcext:value-type="float">
            <text:p>24.2</text:p>
          </table:table-cell>
          <table:table-cell office:value-type="float" office:value="24.08" calcext:value-type="float">
            <text:p>24.0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38549" calcext:value-type="float">
            <text:p>238549</text:p>
          </table:table-cell>
          <table:table-cell office:value-type="float" office:value="13.84" calcext:value-type="float">
            <text:p>13.84</text:p>
          </table:table-cell>
          <table:table-cell office:value-type="float" office:value="13.72" calcext:value-type="float">
            <text:p>13.72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44723" calcext:value-type="float">
            <text:p>244723</text:p>
          </table:table-cell>
          <table:table-cell office:value-type="float" office:value="12.76" calcext:value-type="float">
            <text:p>12.76</text:p>
          </table:table-cell>
          <table:table-cell office:value-type="float" office:value="12.64" calcext:value-type="float">
            <text:p>12.6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52389" calcext:value-type="float">
            <text:p>252389</text:p>
          </table:table-cell>
          <table:table-cell office:value-type="float" office:value="53.56" calcext:value-type="float">
            <text:p>53.56</text:p>
          </table:table-cell>
          <table:table-cell office:value-type="float" office:value="53.44" calcext:value-type="float">
            <text:p>53.4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54213" calcext:value-type="float">
            <text:p>254213</text:p>
          </table:table-cell>
          <table:table-cell office:value-type="float" office:value="9.52" calcext:value-type="float">
            <text:p>9.52</text:p>
          </table:table-cell>
          <table:table-cell office:value-type="float" office:value="9.4" calcext:value-type="float">
            <text:p>9.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54166" calcext:value-type="float">
            <text:p>254166</text:p>
          </table:table-cell>
          <table:table-cell office:value-type="float" office:value="14.6" calcext:value-type="float">
            <text:p>14.6</text:p>
          </table:table-cell>
          <table:table-cell office:value-type="float" office:value="14.48" calcext:value-type="float">
            <text:p>14.4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71546" calcext:value-type="float">
            <text:p>271546</text:p>
          </table:table-cell>
          <table:table-cell office:value-type="float" office:value="28.24" calcext:value-type="float">
            <text:p>28.24</text:p>
          </table:table-cell>
          <table:table-cell office:value-type="float" office:value="28.12" calcext:value-type="float">
            <text:p>28.12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72420" calcext:value-type="float">
            <text:p>272420</text:p>
          </table:table-cell>
          <table:table-cell office:value-type="float" office:value="22" calcext:value-type="float">
            <text:p>22</text:p>
          </table:table-cell>
          <table:table-cell office:value-type="float" office:value="21.88" calcext:value-type="float">
            <text:p>21.8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80896" calcext:value-type="float">
            <text:p>280896</text:p>
          </table:table-cell>
          <table:table-cell office:value-type="float" office:value="57.52" calcext:value-type="float">
            <text:p>57.52</text:p>
          </table:table-cell>
          <table:table-cell office:value-type="float" office:value="57.4" calcext:value-type="float">
            <text:p>57.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90180" calcext:value-type="float">
            <text:p>290180</text:p>
          </table:table-cell>
          <table:table-cell office:value-type="float" office:value="12.28" calcext:value-type="float">
            <text:p>12.28</text:p>
          </table:table-cell>
          <table:table-cell office:value-type="float" office:value="12.16" calcext:value-type="float">
            <text:p>12.1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96035" calcext:value-type="float">
            <text:p>296035</text:p>
          </table:table-cell>
          <table:table-cell office:value-type="float" office:value="37.64" calcext:value-type="float">
            <text:p>37.64</text:p>
          </table:table-cell>
          <table:table-cell office:value-type="float" office:value="37.52" calcext:value-type="float">
            <text:p>37.52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124339" calcext:value-type="float">
            <text:p>124339</text:p>
          </table:table-cell>
          <table:table-cell office:value-type="float" office:value="37.24" calcext:value-type="float">
            <text:p>37.24</text:p>
          </table:table-cell>
          <table:table-cell office:value-type="float" office:value="37.16" calcext:value-type="float">
            <text:p>37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59683" calcext:value-type="float">
            <text:p>159683</text:p>
          </table:table-cell>
          <table:table-cell office:value-type="float" office:value="34.8" calcext:value-type="float">
            <text:p>34.8</text:p>
          </table:table-cell>
          <table:table-cell office:value-type="float" office:value="34.72" calcext:value-type="float">
            <text:p>34.7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62278" calcext:value-type="float">
            <text:p>162278</text:p>
          </table:table-cell>
          <table:table-cell office:value-type="float" office:value="3.08" calcext:value-type="float">
            <text:p>3.08</text:p>
          </table:table-cell>
          <table:table-cell office:value-type="float" office:value="3" calcext:value-type="float">
            <text:p>3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68587" calcext:value-type="float">
            <text:p>168587</text:p>
          </table:table-cell>
          <table:table-cell office:value-type="float" office:value="15.28" calcext:value-type="float">
            <text:p>15.28</text:p>
          </table:table-cell>
          <table:table-cell office:value-type="float" office:value="15.2" calcext:value-type="float">
            <text:p>15.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69840" calcext:value-type="float">
            <text:p>169840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6" calcext:value-type="float">
            <text:p>15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73113" calcext:value-type="float">
            <text:p>173113</text:p>
          </table:table-cell>
          <table:table-cell office:value-type="float" office:value="63.88" calcext:value-type="float">
            <text:p>63.88</text:p>
          </table:table-cell>
          <table:table-cell office:value-type="float" office:value="63.8" calcext:value-type="float">
            <text:p>63.8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78369" calcext:value-type="float">
            <text:p>178369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" calcext:value-type="float">
            <text:p>12.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87301" calcext:value-type="float">
            <text:p>187301</text:p>
          </table:table-cell>
          <table:table-cell office:value-type="float" office:value="22.92" calcext:value-type="float">
            <text:p>22.92</text:p>
          </table:table-cell>
          <table:table-cell office:value-type="float" office:value="22.84" calcext:value-type="float">
            <text:p>22.8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04091" calcext:value-type="float">
            <text:p>204091</text:p>
          </table:table-cell>
          <table:table-cell office:value-type="float" office:value="14.92" calcext:value-type="float">
            <text:p>14.92</text:p>
          </table:table-cell>
          <table:table-cell office:value-type="float" office:value="14.84" calcext:value-type="float">
            <text:p>14.8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28543" calcext:value-type="float">
            <text:p>228543</text:p>
          </table:table-cell>
          <table:table-cell office:value-type="float" office:value="40.96" calcext:value-type="float">
            <text:p>40.96</text:p>
          </table:table-cell>
          <table:table-cell office:value-type="float" office:value="40.88" calcext:value-type="float">
            <text:p>40.88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33189" calcext:value-type="float">
            <text:p>233189</text:p>
          </table:table-cell>
          <table:table-cell office:value-type="float" office:value="35.04" calcext:value-type="float">
            <text:p>35.04</text:p>
          </table:table-cell>
          <table:table-cell office:value-type="float" office:value="34.96" calcext:value-type="float">
            <text:p>34.9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40856" calcext:value-type="float">
            <text:p>240856</text:p>
          </table:table-cell>
          <table:table-cell office:value-type="float" office:value="10.08" calcext:value-type="float">
            <text:p>10.08</text:p>
          </table:table-cell>
          <table:table-cell office:value-type="float" office:value="10" calcext:value-type="float">
            <text:p>10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43478" calcext:value-type="float">
            <text:p>243478</text:p>
          </table:table-cell>
          <table:table-cell office:value-type="float" office:value="9.12" calcext:value-type="float">
            <text:p>9.12</text:p>
          </table:table-cell>
          <table:table-cell office:value-type="float" office:value="9.04" calcext:value-type="float">
            <text:p>9.0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47084" calcext:value-type="float">
            <text:p>247084</text:p>
          </table:table-cell>
          <table:table-cell office:value-type="float" office:value="19.96" calcext:value-type="float">
            <text:p>19.96</text:p>
          </table:table-cell>
          <table:table-cell office:value-type="float" office:value="19.88" calcext:value-type="float">
            <text:p>19.88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50532" calcext:value-type="float">
            <text:p>250532</text:p>
          </table:table-cell>
          <table:table-cell office:value-type="float" office:value="74" calcext:value-type="float">
            <text:p>74</text:p>
          </table:table-cell>
          <table:table-cell office:value-type="float" office:value="73.92" calcext:value-type="float">
            <text:p>73.9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57907" calcext:value-type="float">
            <text:p>257907</text:p>
          </table:table-cell>
          <table:table-cell office:value-type="float" office:value="21.24" calcext:value-type="float">
            <text:p>21.24</text:p>
          </table:table-cell>
          <table:table-cell office:value-type="float" office:value="21.16" calcext:value-type="float">
            <text:p>21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0345" calcext:value-type="float">
            <text:p>260345</text:p>
          </table:table-cell>
          <table:table-cell office:value-type="float" office:value="6.64" calcext:value-type="float">
            <text:p>6.64</text:p>
          </table:table-cell>
          <table:table-cell office:value-type="float" office:value="6.56" calcext:value-type="float">
            <text:p>6.5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3489" calcext:value-type="float">
            <text:p>263489</text:p>
          </table:table-cell>
          <table:table-cell office:value-type="float" office:value="19.24" calcext:value-type="float">
            <text:p>19.24</text:p>
          </table:table-cell>
          <table:table-cell office:value-type="float" office:value="19.16" calcext:value-type="float">
            <text:p>19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4836" calcext:value-type="float">
            <text:p>264836</text:p>
          </table:table-cell>
          <table:table-cell office:value-type="float" office:value="6.32" calcext:value-type="float">
            <text:p>6.32</text:p>
          </table:table-cell>
          <table:table-cell office:value-type="float" office:value="6.24" calcext:value-type="float">
            <text:p>6.2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4564" calcext:value-type="float">
            <text:p>264564</text:p>
          </table:table-cell>
          <table:table-cell office:value-type="float" office:value="11.16" calcext:value-type="float">
            <text:p>11.16</text:p>
          </table:table-cell>
          <table:table-cell office:value-type="float" office:value="11.08" calcext:value-type="float">
            <text:p>11.08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6520" calcext:value-type="float">
            <text:p>266520</text:p>
          </table:table-cell>
          <table:table-cell office:value-type="float" office:value="18.24" calcext:value-type="float">
            <text:p>18.24</text:p>
          </table:table-cell>
          <table:table-cell office:value-type="float" office:value="18.16" calcext:value-type="float">
            <text:p>18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80618" calcext:value-type="float">
            <text:p>280618</text:p>
          </table:table-cell>
          <table:table-cell office:value-type="float" office:value="12.6" calcext:value-type="float">
            <text:p>12.6</text:p>
          </table:table-cell>
          <table:table-cell office:value-type="float" office:value="12.52" calcext:value-type="float">
            <text:p>12.5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81818" calcext:value-type="float">
            <text:p>281818</text:p>
          </table:table-cell>
          <table:table-cell office:value-type="float" office:value="17.4" calcext:value-type="float">
            <text:p>17.4</text:p>
          </table:table-cell>
          <table:table-cell office:value-type="float" office:value="17.32" calcext:value-type="float">
            <text:p>17.3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82799" calcext:value-type="float">
            <text:p>28279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56" calcext:value-type="float">
            <text:p>21.5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87636" calcext:value-type="float">
            <text:p>287636</text:p>
          </table:table-cell>
          <table:table-cell office:value-type="float" office:value="20.52" calcext:value-type="float">
            <text:p>20.52</text:p>
          </table:table-cell>
          <table:table-cell office:value-type="float" office:value="20.44" calcext:value-type="float">
            <text:p>20.4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90556" calcext:value-type="float">
            <text:p>290556</text:p>
          </table:table-cell>
          <table:table-cell office:value-type="float" office:value="25.8" calcext:value-type="float">
            <text:p>25.8</text:p>
          </table:table-cell>
          <table:table-cell office:value-type="float" office:value="25.72" calcext:value-type="float">
            <text:p>25.7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91096" calcext:value-type="float">
            <text:p>291096</text:p>
          </table:table-cell>
          <table:table-cell office:value-type="float" office:value="23.04" calcext:value-type="float">
            <text:p>23.04</text:p>
          </table:table-cell>
          <table:table-cell office:value-type="float" office:value="22.96" calcext:value-type="float">
            <text:p>22.9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91238" calcext:value-type="float">
            <text:p>291238</text:p>
          </table:table-cell>
          <table:table-cell office:value-type="float" office:value="31.52" calcext:value-type="float">
            <text:p>31.52</text:p>
          </table:table-cell>
          <table:table-cell office:value-type="float" office:value="31.44" calcext:value-type="float">
            <text:p>31.4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97503" calcext:value-type="float">
            <text:p>297503</text:p>
          </table:table-cell>
          <table:table-cell office:value-type="float" office:value="56.4" calcext:value-type="float">
            <text:p>56.4</text:p>
          </table:table-cell>
          <table:table-cell office:value-type="float" office:value="56.32" calcext:value-type="float">
            <text:p>56.3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40107" calcext:value-type="float">
            <text:p>140107</text:p>
          </table:table-cell>
          <table:table-cell office:value-type="float" office:value="13.2" calcext:value-type="float">
            <text:p>13.2</text:p>
          </table:table-cell>
          <table:table-cell office:value-type="float" office:value="13.16" calcext:value-type="float">
            <text:p>13.1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51613" calcext:value-type="float">
            <text:p>151613</text:p>
          </table:table-cell>
          <table:table-cell office:value-type="float" office:value="28.56" calcext:value-type="float">
            <text:p>28.56</text:p>
          </table:table-cell>
          <table:table-cell office:value-type="float" office:value="28.52" calcext:value-type="float">
            <text:p>28.52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56347" calcext:value-type="float">
            <text:p>156347</text:p>
          </table:table-cell>
          <table:table-cell office:value-type="float" office:value="14.12" calcext:value-type="float">
            <text:p>14.12</text:p>
          </table:table-cell>
          <table:table-cell office:value-type="float" office:value="14.08" calcext:value-type="float">
            <text:p>14.0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60697" calcext:value-type="float">
            <text:p>160697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8" calcext:value-type="float">
            <text:p>12.8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76346" calcext:value-type="float">
            <text:p>176346</text:p>
          </table:table-cell>
          <table:table-cell office:value-type="float" office:value="42" calcext:value-type="float">
            <text:p>42</text:p>
          </table:table-cell>
          <table:table-cell office:value-type="float" office:value="41.96" calcext:value-type="float">
            <text:p>41.9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78427" calcext:value-type="float">
            <text:p>178427</text:p>
          </table:table-cell>
          <table:table-cell office:value-type="float" office:value="4.2" calcext:value-type="float">
            <text:p>4.2</text:p>
          </table:table-cell>
          <table:table-cell office:value-type="float" office:value="4.16" calcext:value-type="float">
            <text:p>4.1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79026" calcext:value-type="float">
            <text:p>179026</text:p>
          </table:table-cell>
          <table:table-cell office:value-type="float" office:value="9" calcext:value-type="float">
            <text:p>9</text:p>
          </table:table-cell>
          <table:table-cell office:value-type="float" office:value="8.96" calcext:value-type="float">
            <text:p>8.9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80035" calcext:value-type="float">
            <text:p>180035</text:p>
          </table:table-cell>
          <table:table-cell office:value-type="float" office:value="7.2" calcext:value-type="float">
            <text:p>7.2</text:p>
          </table:table-cell>
          <table:table-cell office:value-type="float" office:value="7.16" calcext:value-type="float">
            <text:p>7.1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92897" calcext:value-type="float">
            <text:p>192897</text:p>
          </table:table-cell>
          <table:table-cell office:value-type="float" office:value="8.8" calcext:value-type="float">
            <text:p>8.8</text:p>
          </table:table-cell>
          <table:table-cell office:value-type="float" office:value="8.76" calcext:value-type="float">
            <text:p>8.7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96499" calcext:value-type="float">
            <text:p>196499</text:p>
          </table:table-cell>
          <table:table-cell office:value-type="float" office:value="5.52" calcext:value-type="float">
            <text:p>5.52</text:p>
          </table:table-cell>
          <table:table-cell office:value-type="float" office:value="5.48" calcext:value-type="float">
            <text:p>5.4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00976" calcext:value-type="float">
            <text:p>200976</text:p>
          </table:table-cell>
          <table:table-cell office:value-type="float" office:value="12" calcext:value-type="float">
            <text:p>12</text:p>
          </table:table-cell>
          <table:table-cell office:value-type="float" office:value="11.96" calcext:value-type="float">
            <text:p>11.9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25225" calcext:value-type="float">
            <text:p>225225</text:p>
          </table:table-cell>
          <table:table-cell office:value-type="float" office:value="8.36" calcext:value-type="float">
            <text:p>8.36</text:p>
          </table:table-cell>
          <table:table-cell office:value-type="float" office:value="8.32" calcext:value-type="float">
            <text:p>8.32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28423" calcext:value-type="float">
            <text:p>228423</text:p>
          </table:table-cell>
          <table:table-cell office:value-type="float" office:value="34.88" calcext:value-type="float">
            <text:p>34.88</text:p>
          </table:table-cell>
          <table:table-cell office:value-type="float" office:value="34.84" calcext:value-type="float">
            <text:p>34.84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34102" calcext:value-type="float">
            <text:p>234102</text:p>
          </table:table-cell>
          <table:table-cell office:value-type="float" office:value="3.48" calcext:value-type="float">
            <text:p>3.48</text:p>
          </table:table-cell>
          <table:table-cell office:value-type="float" office:value="3.44" calcext:value-type="float">
            <text:p>3.44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37077" calcext:value-type="float">
            <text:p>237077</text:p>
          </table:table-cell>
          <table:table-cell office:value-type="float" office:value="27.84" calcext:value-type="float">
            <text:p>27.84</text:p>
          </table:table-cell>
          <table:table-cell office:value-type="float" office:value="27.8" calcext:value-type="float">
            <text:p>27.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39685" calcext:value-type="float">
            <text:p>239685</text:p>
          </table:table-cell>
          <table:table-cell office:value-type="float" office:value="35.8" calcext:value-type="float">
            <text:p>35.8</text:p>
          </table:table-cell>
          <table:table-cell office:value-type="float" office:value="35.76" calcext:value-type="float">
            <text:p>35.7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44683" calcext:value-type="float">
            <text:p>244683</text:p>
          </table:table-cell>
          <table:table-cell office:value-type="float" office:value="3.36" calcext:value-type="float">
            <text:p>3.36</text:p>
          </table:table-cell>
          <table:table-cell office:value-type="float" office:value="3.32" calcext:value-type="float">
            <text:p>3.32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49493" calcext:value-type="float">
            <text:p>249493</text:p>
          </table:table-cell>
          <table:table-cell office:value-type="float" office:value="33.32" calcext:value-type="float">
            <text:p>33.32</text:p>
          </table:table-cell>
          <table:table-cell office:value-type="float" office:value="33.28" calcext:value-type="float">
            <text:p>33.2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50967" calcext:value-type="float">
            <text:p>250967</text:p>
          </table:table-cell>
          <table:table-cell office:value-type="float" office:value="23.88" calcext:value-type="float">
            <text:p>23.88</text:p>
          </table:table-cell>
          <table:table-cell office:value-type="float" office:value="23.84" calcext:value-type="float">
            <text:p>23.84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55321" calcext:value-type="float">
            <text:p>255321</text:p>
          </table:table-cell>
          <table:table-cell office:value-type="float" office:value="5.04" calcext:value-type="float">
            <text:p>5.04</text:p>
          </table:table-cell>
          <table:table-cell office:value-type="float" office:value="5" calcext:value-type="float">
            <text:p>5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66899" calcext:value-type="float">
            <text:p>266899</text:p>
          </table:table-cell>
          <table:table-cell office:value-type="float" office:value="3.32" calcext:value-type="float">
            <text:p>3.32</text:p>
          </table:table-cell>
          <table:table-cell office:value-type="float" office:value="3.28" calcext:value-type="float">
            <text:p>3.2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70502" calcext:value-type="float">
            <text:p>270502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8" calcext:value-type="float">
            <text:p>13.2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79053" calcext:value-type="float">
            <text:p>279053</text:p>
          </table:table-cell>
          <table:table-cell office:value-type="float" office:value="6.6" calcext:value-type="float">
            <text:p>6.6</text:p>
          </table:table-cell>
          <table:table-cell office:value-type="float" office:value="6.56" calcext:value-type="float">
            <text:p>6.5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80674" calcext:value-type="float">
            <text:p>280674</text:p>
          </table:table-cell>
          <table:table-cell office:value-type="float" office:value="44.12" calcext:value-type="float">
            <text:p>44.12</text:p>
          </table:table-cell>
          <table:table-cell office:value-type="float" office:value="44.08" calcext:value-type="float">
            <text:p>44.0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82591" calcext:value-type="float">
            <text:p>282591</text:p>
          </table:table-cell>
          <table:table-cell office:value-type="float" office:value="7.04" calcext:value-type="float">
            <text:p>7.04</text:p>
          </table:table-cell>
          <table:table-cell office:value-type="float" office:value="7" calcext:value-type="float">
            <text:p>7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83168" calcext:value-type="float">
            <text:p>283168</text:p>
          </table:table-cell>
          <table:table-cell office:value-type="float" office:value="11.04" calcext:value-type="float">
            <text:p>11.04</text:p>
          </table:table-cell>
          <table:table-cell office:value-type="float" office:value="11" calcext:value-type="float">
            <text:p>11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92267" calcext:value-type="float">
            <text:p>292267</text:p>
          </table:table-cell>
          <table:table-cell office:value-type="float" office:value="14.52" calcext:value-type="float">
            <text:p>14.52</text:p>
          </table:table-cell>
          <table:table-cell office:value-type="float" office:value="14.48" calcext:value-type="float">
            <text:p>14.4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97470" calcext:value-type="float">
            <text:p>297470</text:p>
          </table:table-cell>
          <table:table-cell office:value-type="float" office:value="49.28" calcext:value-type="float">
            <text:p>49.28</text:p>
          </table:table-cell>
          <table:table-cell office:value-type="float" office:value="49.24" calcext:value-type="float">
            <text:p>49.24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20522" calcext:value-type="float">
            <text:p>120522</text:p>
          </table:table-cell>
          <table:table-cell table:number-columns-repeated="2"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580" calcext:value-type="float">
            <text:p>164580</text:p>
          </table:table-cell>
          <table:table-cell table:number-columns-repeated="2" office:value-type="float" office:value="14.44" calcext:value-type="float">
            <text:p>14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964" calcext:value-type="float">
            <text:p>172964</text:p>
          </table:table-cell>
          <table:table-cell table:number-columns-repeated="2"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825" calcext:value-type="float">
            <text:p>173825</text:p>
          </table:table-cell>
          <table:table-cell table:number-columns-repeated="2"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605" calcext:value-type="float">
            <text:p>185605</text:p>
          </table:table-cell>
          <table:table-cell table:number-columns-repeated="2" office:value-type="float" office:value="17.44" calcext:value-type="float">
            <text:p>17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092" calcext:value-type="float">
            <text:p>189092</text:p>
          </table:table-cell>
          <table:table-cell table:number-columns-repeated="2"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359" calcext:value-type="float">
            <text:p>1973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844" calcext:value-type="float">
            <text:p>205844</text:p>
          </table:table-cell>
          <table:table-cell table:number-columns-repeated="2"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632" calcext:value-type="float">
            <text:p>215632</text:p>
          </table:table-cell>
          <table:table-cell table:number-columns-repeated="2"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247" calcext:value-type="float">
            <text:p>215247</text:p>
          </table:table-cell>
          <table:table-cell table:number-columns-repeated="2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286" calcext:value-type="float">
            <text:p>239286</text:p>
          </table:table-cell>
          <table:table-cell table:number-columns-repeated="2"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007" calcext:value-type="float">
            <text:p>239007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165" calcext:value-type="float">
            <text:p>243165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785" calcext:value-type="float">
            <text:p>243785</text:p>
          </table:table-cell>
          <table:table-cell table:number-columns-repeated="2"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150" calcext:value-type="float">
            <text:p>251150</text:p>
          </table:table-cell>
          <table:table-cell table:number-columns-repeated="2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268" calcext:value-type="float">
            <text:p>261268</text:p>
          </table:table-cell>
          <table:table-cell table:number-columns-repeated="2" office:value-type="float" office:value="33.36" calcext:value-type="float">
            <text:p>33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191" calcext:value-type="float">
            <text:p>267191</text:p>
          </table:table-cell>
          <table:table-cell table:number-columns-repeated="2"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777" calcext:value-type="float">
            <text:p>270777</text:p>
          </table:table-cell>
          <table:table-cell table:number-columns-repeated="2"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13" calcext:value-type="float">
            <text:p>270313</text:p>
          </table:table-cell>
          <table:table-cell table:number-columns-repeated="2"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286" calcext:value-type="float">
            <text:p>270286</text:p>
          </table:table-cell>
          <table:table-cell table:number-columns-repeated="2"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697" calcext:value-type="float">
            <text:p>273697</text:p>
          </table:table-cell>
          <table:table-cell table:number-columns-repeated="2"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321" calcext:value-type="float">
            <text:p>276321</text:p>
          </table:table-cell>
          <table:table-cell table:number-columns-repeated="2"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266" calcext:value-type="float">
            <text:p>278266</text:p>
          </table:table-cell>
          <table:table-cell table:number-columns-repeated="2"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044" calcext:value-type="float">
            <text:p>281044</text:p>
          </table:table-cell>
          <table:table-cell table:number-columns-repeated="2"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267" calcext:value-type="float">
            <text:p>282267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097" calcext:value-type="float">
            <text:p>284097</text:p>
          </table:table-cell>
          <table:table-cell table:number-columns-repeated="2"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088" calcext:value-type="float">
            <text:p>290088</text:p>
          </table:table-cell>
          <table:table-cell table:number-columns-repeated="2" office:value-type="float" office:value="40.92" calcext:value-type="float">
            <text:p>40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523" calcext:value-type="float">
            <text:p>292523</text:p>
          </table:table-cell>
          <table:table-cell table:number-columns-repeated="2"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730" calcext:value-type="float">
            <text:p>297730</text:p>
          </table:table-cell>
          <table:table-cell table:number-columns-repeated="2" office:value-type="float" office:value="82.44" calcext:value-type="float">
            <text:p>82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418" calcext:value-type="float">
            <text:p>134418</text:p>
          </table:table-cell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35735" calcext:value-type="float">
            <text:p>135735</text:p>
          </table:table-cell>
          <table:table-cell office:value-type="float" office:value="13.4" calcext:value-type="float">
            <text:p>13.4</text:p>
          </table:table-cell>
          <table:table-cell office:value-type="float" office:value="13.44" calcext:value-type="float">
            <text:p>13.4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41880" calcext:value-type="float">
            <text:p>141880</text:p>
          </table:table-cell>
          <table:table-cell office:value-type="float" office:value="2.68" calcext:value-type="float">
            <text:p>2.68</text:p>
          </table:table-cell>
          <table:table-cell office:value-type="float" office:value="2.72" calcext:value-type="float">
            <text:p>2.7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44725" calcext:value-type="float">
            <text:p>144725</text:p>
          </table:table-cell>
          <table:table-cell office:value-type="float" office:value="20.36" calcext:value-type="float">
            <text:p>20.36</text:p>
          </table:table-cell>
          <table:table-cell office:value-type="float" office:value="20.4" calcext:value-type="float">
            <text:p>20.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72763" calcext:value-type="float">
            <text:p>172763</text:p>
          </table:table-cell>
          <table:table-cell office:value-type="float" office:value="6.4" calcext:value-type="float">
            <text:p>6.4</text:p>
          </table:table-cell>
          <table:table-cell office:value-type="float" office:value="6.44" calcext:value-type="float">
            <text:p>6.4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80127" calcext:value-type="float">
            <text:p>180127</text:p>
          </table:table-cell>
          <table:table-cell office:value-type="float" office:value="5.8" calcext:value-type="float">
            <text:p>5.8</text:p>
          </table:table-cell>
          <table:table-cell office:value-type="float" office:value="5.84" calcext:value-type="float">
            <text:p>5.8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86169" calcext:value-type="float">
            <text:p>186169</text:p>
          </table:table-cell>
          <table:table-cell office:value-type="float" office:value="14.16" calcext:value-type="float">
            <text:p>14.16</text:p>
          </table:table-cell>
          <table:table-cell office:value-type="float" office:value="14.2" calcext:value-type="float">
            <text:p>14.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93751" calcext:value-type="float">
            <text:p>193751</text:p>
          </table:table-cell>
          <table:table-cell office:value-type="float" office:value="22.84" calcext:value-type="float">
            <text:p>22.84</text:p>
          </table:table-cell>
          <table:table-cell office:value-type="float" office:value="22.88" calcext:value-type="float">
            <text:p>22.8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95521" calcext:value-type="float">
            <text:p>195521</text:p>
          </table:table-cell>
          <table:table-cell office:value-type="float" office:value="16.76" calcext:value-type="float">
            <text:p>16.76</text:p>
          </table:table-cell>
          <table:table-cell office:value-type="float" office:value="16.8" calcext:value-type="float">
            <text:p>16.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97389" calcext:value-type="float">
            <text:p>197389</text:p>
          </table:table-cell>
          <table:table-cell office:value-type="float" office:value="4.84" calcext:value-type="float">
            <text:p>4.84</text:p>
          </table:table-cell>
          <table:table-cell office:value-type="float" office:value="4.88" calcext:value-type="float">
            <text:p>4.8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97943" calcext:value-type="float">
            <text:p>197943</text:p>
          </table:table-cell>
          <table:table-cell office:value-type="float" office:value="8.24" calcext:value-type="float">
            <text:p>8.24</text:p>
          </table:table-cell>
          <table:table-cell office:value-type="float" office:value="8.28" calcext:value-type="float">
            <text:p>8.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14132" calcext:value-type="float">
            <text:p>214132</text:p>
          </table:table-cell>
          <table:table-cell office:value-type="float" office:value="12.92" calcext:value-type="float">
            <text:p>12.92</text:p>
          </table:table-cell>
          <table:table-cell office:value-type="float" office:value="12.96" calcext:value-type="float">
            <text:p>12.9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40955" calcext:value-type="float">
            <text:p>240955</text:p>
          </table:table-cell>
          <table:table-cell office:value-type="float" office:value="26.48" calcext:value-type="float">
            <text:p>26.48</text:p>
          </table:table-cell>
          <table:table-cell office:value-type="float" office:value="26.52" calcext:value-type="float">
            <text:p>26.5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43554" calcext:value-type="float">
            <text:p>243554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8" calcext:value-type="float">
            <text:p>12.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43446" calcext:value-type="float">
            <text:p>243446</text:p>
          </table:table-cell>
          <table:table-cell office:value-type="float" office:value="2.36" calcext:value-type="float">
            <text:p>2.36</text:p>
          </table:table-cell>
          <table:table-cell office:value-type="float" office:value="2.4" calcext:value-type="float">
            <text:p>2.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47349" calcext:value-type="float">
            <text:p>247349</text:p>
          </table:table-cell>
          <table:table-cell office:value-type="float" office:value="8.88" calcext:value-type="float">
            <text:p>8.88</text:p>
          </table:table-cell>
          <table:table-cell office:value-type="float" office:value="8.92" calcext:value-type="float">
            <text:p>8.9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50669" calcext:value-type="float">
            <text:p>250669</text:p>
          </table:table-cell>
          <table:table-cell office:value-type="float" office:value="16.56" calcext:value-type="float">
            <text:p>16.56</text:p>
          </table:table-cell>
          <table:table-cell office:value-type="float" office:value="16.6" calcext:value-type="float">
            <text:p>16.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51826" calcext:value-type="float">
            <text:p>25182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48" calcext:value-type="float">
            <text:p>19.4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51266" calcext:value-type="float">
            <text:p>251266</text:p>
          </table:table-cell>
          <table:table-cell office:value-type="float" office:value="25" calcext:value-type="float">
            <text:p>25</text:p>
          </table:table-cell>
          <table:table-cell office:value-type="float" office:value="25.04" calcext:value-type="float">
            <text:p>25.0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53610" calcext:value-type="float">
            <text:p>253610</text:p>
          </table:table-cell>
          <table:table-cell office:value-type="float" office:value="27.64" calcext:value-type="float">
            <text:p>27.64</text:p>
          </table:table-cell>
          <table:table-cell office:value-type="float" office:value="27.68" calcext:value-type="float">
            <text:p>27.6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68689" calcext:value-type="float">
            <text:p>268689</text:p>
          </table:table-cell>
          <table:table-cell office:value-type="float" office:value="10" calcext:value-type="float">
            <text:p>10</text:p>
          </table:table-cell>
          <table:table-cell office:value-type="float" office:value="10.04" calcext:value-type="float">
            <text:p>10.0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0424" calcext:value-type="float">
            <text:p>270424</text:p>
          </table:table-cell>
          <table:table-cell office:value-type="float" office:value="13.96" calcext:value-type="float">
            <text:p>13.96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0377" calcext:value-type="float">
            <text:p>270377</text:p>
          </table:table-cell>
          <table:table-cell office:value-type="float" office:value="9.4" calcext:value-type="float">
            <text:p>9.4</text:p>
          </table:table-cell>
          <table:table-cell office:value-type="float" office:value="9.44" calcext:value-type="float">
            <text:p>9.4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4853" calcext:value-type="float">
            <text:p>274853</text:p>
          </table:table-cell>
          <table:table-cell office:value-type="float" office:value="31.64" calcext:value-type="float">
            <text:p>31.64</text:p>
          </table:table-cell>
          <table:table-cell office:value-type="float" office:value="31.68" calcext:value-type="float">
            <text:p>31.6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4765" calcext:value-type="float">
            <text:p>274765</text:p>
          </table:table-cell>
          <table:table-cell office:value-type="float" office:value="6.64" calcext:value-type="float">
            <text:p>6.64</text:p>
          </table:table-cell>
          <table:table-cell office:value-type="float" office:value="6.68" calcext:value-type="float">
            <text:p>6.6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7905" calcext:value-type="float">
            <text:p>277905</text:p>
          </table:table-cell>
          <table:table-cell office:value-type="float" office:value="45.92" calcext:value-type="float">
            <text:p>45.92</text:p>
          </table:table-cell>
          <table:table-cell office:value-type="float" office:value="45.96" calcext:value-type="float">
            <text:p>45.9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2077" calcext:value-type="float">
            <text:p>282077</text:p>
          </table:table-cell>
          <table:table-cell office:value-type="float" office:value="36.16" calcext:value-type="float">
            <text:p>36.16</text:p>
          </table:table-cell>
          <table:table-cell office:value-type="float" office:value="36.2" calcext:value-type="float">
            <text:p>36.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2196" calcext:value-type="float">
            <text:p>282196</text:p>
          </table:table-cell>
          <table:table-cell office:value-type="float" office:value="41.8" calcext:value-type="float">
            <text:p>41.8</text:p>
          </table:table-cell>
          <table:table-cell office:value-type="float" office:value="41.84" calcext:value-type="float">
            <text:p>41.8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2398" calcext:value-type="float">
            <text:p>282398</text:p>
          </table:table-cell>
          <table:table-cell office:value-type="float" office:value="60.64" calcext:value-type="float">
            <text:p>60.64</text:p>
          </table:table-cell>
          <table:table-cell office:value-type="float" office:value="60.68" calcext:value-type="float">
            <text:p>60.6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7142" calcext:value-type="float">
            <text:p>287142</text:p>
          </table:table-cell>
          <table:table-cell office:value-type="float" office:value="24.48" calcext:value-type="float">
            <text:p>24.48</text:p>
          </table:table-cell>
          <table:table-cell office:value-type="float" office:value="24.52" calcext:value-type="float">
            <text:p>24.5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8710" calcext:value-type="float">
            <text:p>288710</text:p>
          </table:table-cell>
          <table:table-cell office:value-type="float" office:value="14.68" calcext:value-type="float">
            <text:p>14.68</text:p>
          </table:table-cell>
          <table:table-cell office:value-type="float" office:value="14.72" calcext:value-type="float">
            <text:p>14.7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93943" calcext:value-type="float">
            <text:p>293943</text:p>
          </table:table-cell>
          <table:table-cell office:value-type="float" office:value="12.6" calcext:value-type="float">
            <text:p>12.6</text:p>
          </table:table-cell>
          <table:table-cell office:value-type="float" office:value="12.64" calcext:value-type="float">
            <text:p>12.6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38145" calcext:value-type="float">
            <text:p>138145</text:p>
          </table:table-cell>
          <table:table-cell office:value-type="float" office:value="8.68" calcext:value-type="float">
            <text:p>8.68</text:p>
          </table:table-cell>
          <table:table-cell office:value-type="float" office:value="8.76" calcext:value-type="float">
            <text:p>8.7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70348" calcext:value-type="float">
            <text:p>170348</text:p>
          </table:table-cell>
          <table:table-cell office:value-type="float" office:value="8.88" calcext:value-type="float">
            <text:p>8.88</text:p>
          </table:table-cell>
          <table:table-cell office:value-type="float" office:value="8.96" calcext:value-type="float">
            <text:p>8.9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71480" calcext:value-type="float">
            <text:p>171480</text:p>
          </table:table-cell>
          <table:table-cell office:value-type="float" office:value="22.28" calcext:value-type="float">
            <text:p>22.28</text:p>
          </table:table-cell>
          <table:table-cell office:value-type="float" office:value="22.36" calcext:value-type="float">
            <text:p>22.3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73520" calcext:value-type="float">
            <text:p>173520</text:p>
          </table:table-cell>
          <table:table-cell office:value-type="float" office:value="40.88" calcext:value-type="float">
            <text:p>40.88</text:p>
          </table:table-cell>
          <table:table-cell office:value-type="float" office:value="40.96" calcext:value-type="float">
            <text:p>40.9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78333" calcext:value-type="float">
            <text:p>178333</text:p>
          </table:table-cell>
          <table:table-cell office:value-type="float" office:value="16.76" calcext:value-type="float">
            <text:p>16.76</text:p>
          </table:table-cell>
          <table:table-cell office:value-type="float" office:value="16.84" calcext:value-type="float">
            <text:p>16.8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81284" calcext:value-type="float">
            <text:p>181284</text:p>
          </table:table-cell>
          <table:table-cell office:value-type="float" office:value="6.96" calcext:value-type="float">
            <text:p>6.96</text:p>
          </table:table-cell>
          <table:table-cell office:value-type="float" office:value="7.04" calcext:value-type="float">
            <text:p>7.0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87265" calcext:value-type="float">
            <text:p>187265</text:p>
          </table:table-cell>
          <table:table-cell office:value-type="float" office:value="11.8" calcext:value-type="float">
            <text:p>11.8</text:p>
          </table:table-cell>
          <table:table-cell office:value-type="float" office:value="11.88" calcext:value-type="float">
            <text:p>11.88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91941" calcext:value-type="float">
            <text:p>191941</text:p>
          </table:table-cell>
          <table:table-cell office:value-type="float" office:value="8.68" calcext:value-type="float">
            <text:p>8.68</text:p>
          </table:table-cell>
          <table:table-cell office:value-type="float" office:value="8.76" calcext:value-type="float">
            <text:p>8.7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13871" calcext:value-type="float">
            <text:p>213871</text:p>
          </table:table-cell>
          <table:table-cell office:value-type="float" office:value="23.72" calcext:value-type="float">
            <text:p>23.72</text:p>
          </table:table-cell>
          <table:table-cell office:value-type="float" office:value="23.8" calcext:value-type="float">
            <text:p>23.8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27657" calcext:value-type="float">
            <text:p>227657</text:p>
          </table:table-cell>
          <table:table-cell office:value-type="float" office:value="26.68" calcext:value-type="float">
            <text:p>26.68</text:p>
          </table:table-cell>
          <table:table-cell office:value-type="float" office:value="26.76" calcext:value-type="float">
            <text:p>26.7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31120" calcext:value-type="float">
            <text:p>231120</text:p>
          </table:table-cell>
          <table:table-cell office:value-type="float" office:value="30.84" calcext:value-type="float">
            <text:p>30.84</text:p>
          </table:table-cell>
          <table:table-cell office:value-type="float" office:value="30.92" calcext:value-type="float">
            <text:p>30.9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44144" calcext:value-type="float">
            <text:p>244144</text:p>
          </table:table-cell>
          <table:table-cell office:value-type="float" office:value="10.2" calcext:value-type="float">
            <text:p>10.2</text:p>
          </table:table-cell>
          <table:table-cell office:value-type="float" office:value="10.28" calcext:value-type="float">
            <text:p>10.28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45378" calcext:value-type="float">
            <text:p>245378</text:p>
          </table:table-cell>
          <table:table-cell office:value-type="float" office:value="21.16" calcext:value-type="float">
            <text:p>21.16</text:p>
          </table:table-cell>
          <table:table-cell office:value-type="float" office:value="21.24" calcext:value-type="float">
            <text:p>21.2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48323" calcext:value-type="float">
            <text:p>248323</text:p>
          </table:table-cell>
          <table:table-cell office:value-type="float" office:value="37.56" calcext:value-type="float">
            <text:p>37.56</text:p>
          </table:table-cell>
          <table:table-cell office:value-type="float" office:value="37.64" calcext:value-type="float">
            <text:p>37.6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49824" calcext:value-type="float">
            <text:p>249824</text:p>
          </table:table-cell>
          <table:table-cell office:value-type="float" office:value="35.08" calcext:value-type="float">
            <text:p>35.08</text:p>
          </table:table-cell>
          <table:table-cell office:value-type="float" office:value="35.16" calcext:value-type="float">
            <text:p>35.1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56821" calcext:value-type="float">
            <text:p>256821</text:p>
          </table:table-cell>
          <table:table-cell office:value-type="float" office:value="5.56" calcext:value-type="float">
            <text:p>5.56</text:p>
          </table:table-cell>
          <table:table-cell office:value-type="float" office:value="5.64" calcext:value-type="float">
            <text:p>5.6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66132" calcext:value-type="float">
            <text:p>266132</text:p>
          </table:table-cell>
          <table:table-cell office:value-type="float" office:value="7.44" calcext:value-type="float">
            <text:p>7.44</text:p>
          </table:table-cell>
          <table:table-cell office:value-type="float" office:value="7.52" calcext:value-type="float">
            <text:p>7.5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0631" calcext:value-type="float">
            <text:p>280631</text:p>
          </table:table-cell>
          <table:table-cell office:value-type="float" office:value="29.8" calcext:value-type="float">
            <text:p>29.8</text:p>
          </table:table-cell>
          <table:table-cell office:value-type="float" office:value="29.88" calcext:value-type="float">
            <text:p>29.88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2432" calcext:value-type="float">
            <text:p>282432</text:p>
          </table:table-cell>
          <table:table-cell office:value-type="float" office:value="31.16" calcext:value-type="float">
            <text:p>31.16</text:p>
          </table:table-cell>
          <table:table-cell office:value-type="float" office:value="31.24" calcext:value-type="float">
            <text:p>31.2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3783" calcext:value-type="float">
            <text:p>283783</text:p>
          </table:table-cell>
          <table:table-cell office:value-type="float" office:value="70.64" calcext:value-type="float">
            <text:p>70.64</text:p>
          </table:table-cell>
          <table:table-cell office:value-type="float" office:value="70.72" calcext:value-type="float">
            <text:p>70.7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8465" calcext:value-type="float">
            <text:p>288465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9841" calcext:value-type="float">
            <text:p>289841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2" calcext:value-type="float">
            <text:p>11.9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0841" calcext:value-type="float">
            <text:p>290841</text:p>
          </table:table-cell>
          <table:table-cell office:value-type="float" office:value="36.12" calcext:value-type="float">
            <text:p>36.12</text:p>
          </table:table-cell>
          <table:table-cell office:value-type="float" office:value="36.2" calcext:value-type="float">
            <text:p>36.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1458" calcext:value-type="float">
            <text:p>291458</text:p>
          </table:table-cell>
          <table:table-cell office:value-type="float" office:value="21.32" calcext:value-type="float">
            <text:p>21.32</text:p>
          </table:table-cell>
          <table:table-cell office:value-type="float" office:value="21.4" calcext:value-type="float">
            <text:p>21.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1270" calcext:value-type="float">
            <text:p>291270</text:p>
          </table:table-cell>
          <table:table-cell office:value-type="float" office:value="34.68" calcext:value-type="float">
            <text:p>34.68</text:p>
          </table:table-cell>
          <table:table-cell office:value-type="float" office:value="34.76" calcext:value-type="float">
            <text:p>34.7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9224" calcext:value-type="float">
            <text:p>299224</text:p>
          </table:table-cell>
          <table:table-cell office:value-type="float" office:value="8.04" calcext:value-type="float">
            <text:p>8.04</text:p>
          </table:table-cell>
          <table:table-cell office:value-type="float" office:value="8.12" calcext:value-type="float">
            <text:p>8.1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9224" calcext:value-type="float">
            <text:p>299224</text:p>
          </table:table-cell>
          <table:table-cell office:value-type="float" office:value="8.04" calcext:value-type="float">
            <text:p>8.04</text:p>
          </table:table-cell>
          <table:table-cell office:value-type="float" office:value="8.12" calcext:value-type="float">
            <text:p>8.1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23793" calcext:value-type="float">
            <text:p>123793</text:p>
          </table:table-cell>
          <table:table-cell office:value-type="float" office:value="15.6" calcext:value-type="float">
            <text:p>15.6</text:p>
          </table:table-cell>
          <table:table-cell office:value-type="float" office:value="15.72" calcext:value-type="float">
            <text:p>15.7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34417" calcext:value-type="float">
            <text:p>134417</text:p>
          </table:table-cell>
          <table:table-cell office:value-type="float" office:value="21.16" calcext:value-type="float">
            <text:p>21.16</text:p>
          </table:table-cell>
          <table:table-cell office:value-type="float" office:value="21.28" calcext:value-type="float">
            <text:p>21.28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60091" calcext:value-type="float">
            <text:p>160091</text:p>
          </table:table-cell>
          <table:table-cell office:value-type="float" office:value="30.44" calcext:value-type="float">
            <text:p>30.44</text:p>
          </table:table-cell>
          <table:table-cell office:value-type="float" office:value="30.56" calcext:value-type="float">
            <text:p>30.5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79994" calcext:value-type="float">
            <text:p>179994</text:p>
          </table:table-cell>
          <table:table-cell office:value-type="float" office:value="3.76" calcext:value-type="float">
            <text:p>3.76</text:p>
          </table:table-cell>
          <table:table-cell office:value-type="float" office:value="3.88" calcext:value-type="float">
            <text:p>3.88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89265" calcext:value-type="float">
            <text:p>189265</text:p>
          </table:table-cell>
          <table:table-cell office:value-type="float" office:value="24.88" calcext:value-type="float">
            <text:p>24.88</text:p>
          </table:table-cell>
          <table:table-cell office:value-type="float" office:value="25" calcext:value-type="float">
            <text:p>25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95998" calcext:value-type="float">
            <text:p>195998</text:p>
          </table:table-cell>
          <table:table-cell office:value-type="float" office:value="10.44" calcext:value-type="float">
            <text:p>10.44</text:p>
          </table:table-cell>
          <table:table-cell office:value-type="float" office:value="10.56" calcext:value-type="float">
            <text:p>10.5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01291" calcext:value-type="float">
            <text:p>201291</text:p>
          </table:table-cell>
          <table:table-cell office:value-type="float" office:value="3.84" calcext:value-type="float">
            <text:p>3.84</text:p>
          </table:table-cell>
          <table:table-cell office:value-type="float" office:value="3.96" calcext:value-type="float">
            <text:p>3.9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10335" calcext:value-type="float">
            <text:p>21033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16" calcext:value-type="float">
            <text:p>19.1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11447" calcext:value-type="float">
            <text:p>211447</text:p>
          </table:table-cell>
          <table:table-cell office:value-type="float" office:value="28.8" calcext:value-type="float">
            <text:p>28.8</text:p>
          </table:table-cell>
          <table:table-cell office:value-type="float" office:value="28.92" calcext:value-type="float">
            <text:p>28.9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11105" calcext:value-type="float">
            <text:p>21110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36" calcext:value-type="float">
            <text:p>14.3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15351" calcext:value-type="float">
            <text:p>215351</text:p>
          </table:table-cell>
          <table:table-cell office:value-type="float" office:value="5.24" calcext:value-type="float">
            <text:p>5.24</text:p>
          </table:table-cell>
          <table:table-cell office:value-type="float" office:value="5.36" calcext:value-type="float">
            <text:p>5.3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23779" calcext:value-type="float">
            <text:p>223779</text:p>
          </table:table-cell>
          <table:table-cell office:value-type="float" office:value="51.12" calcext:value-type="float">
            <text:p>51.12</text:p>
          </table:table-cell>
          <table:table-cell office:value-type="float" office:value="51.24" calcext:value-type="float">
            <text:p>51.24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45866" calcext:value-type="float">
            <text:p>245866</text:p>
          </table:table-cell>
          <table:table-cell office:value-type="float" office:value="5.28" calcext:value-type="float">
            <text:p>5.28</text:p>
          </table:table-cell>
          <table:table-cell office:value-type="float" office:value="5.4" calcext:value-type="float">
            <text:p>5.4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46330" calcext:value-type="float">
            <text:p>246330</text:p>
          </table:table-cell>
          <table:table-cell office:value-type="float" office:value="13.56" calcext:value-type="float">
            <text:p>13.56</text:p>
          </table:table-cell>
          <table:table-cell office:value-type="float" office:value="13.68" calcext:value-type="float">
            <text:p>13.68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49447" calcext:value-type="float">
            <text:p>249447</text:p>
          </table:table-cell>
          <table:table-cell office:value-type="float" office:value="35.08" calcext:value-type="float">
            <text:p>35.08</text:p>
          </table:table-cell>
          <table:table-cell office:value-type="float" office:value="35.2" calcext:value-type="float">
            <text:p>35.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67087" calcext:value-type="float">
            <text:p>267087</text:p>
          </table:table-cell>
          <table:table-cell office:value-type="float" office:value="14.12" calcext:value-type="float">
            <text:p>14.12</text:p>
          </table:table-cell>
          <table:table-cell office:value-type="float" office:value="14.24" calcext:value-type="float">
            <text:p>14.24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77957" calcext:value-type="float">
            <text:p>277957</text:p>
          </table:table-cell>
          <table:table-cell office:value-type="float" office:value="10.88" calcext:value-type="float">
            <text:p>10.88</text:p>
          </table:table-cell>
          <table:table-cell office:value-type="float" office:value="11" calcext:value-type="float">
            <text:p>11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77479" calcext:value-type="float">
            <text:p>277479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4" calcext:value-type="float">
            <text:p>25.64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86764" calcext:value-type="float">
            <text:p>286764</text:p>
          </table:table-cell>
          <table:table-cell office:value-type="float" office:value="9.04" calcext:value-type="float">
            <text:p>9.04</text:p>
          </table:table-cell>
          <table:table-cell office:value-type="float" office:value="9.16" calcext:value-type="float">
            <text:p>9.1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17248" calcext:value-type="float">
            <text:p>117248</text:p>
          </table:table-cell>
          <table:table-cell office:value-type="float" office:value="14.72" calcext:value-type="float">
            <text:p>14.72</text:p>
          </table:table-cell>
          <table:table-cell office:value-type="float" office:value="14.88" calcext:value-type="float">
            <text:p>14.8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44794" calcext:value-type="float">
            <text:p>144794</text:p>
          </table:table-cell>
          <table:table-cell office:value-type="float" office:value="30.08" calcext:value-type="float">
            <text:p>30.08</text:p>
          </table:table-cell>
          <table:table-cell office:value-type="float" office:value="30.24" calcext:value-type="float">
            <text:p>30.2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59877" calcext:value-type="float">
            <text:p>159877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" calcext:value-type="float">
            <text:p>17.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76300" calcext:value-type="float">
            <text:p>176300</text:p>
          </table:table-cell>
          <table:table-cell office:value-type="float" office:value="15.64" calcext:value-type="float">
            <text:p>15.64</text:p>
          </table:table-cell>
          <table:table-cell office:value-type="float" office:value="15.8" calcext:value-type="float">
            <text:p>15.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93649" calcext:value-type="float">
            <text:p>193649</text:p>
          </table:table-cell>
          <table:table-cell office:value-type="float" office:value="38.92" calcext:value-type="float">
            <text:p>38.92</text:p>
          </table:table-cell>
          <table:table-cell office:value-type="float" office:value="39.08" calcext:value-type="float">
            <text:p>39.0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96188" calcext:value-type="float">
            <text:p>196188</text:p>
          </table:table-cell>
          <table:table-cell office:value-type="float" office:value="10.28" calcext:value-type="float">
            <text:p>10.28</text:p>
          </table:table-cell>
          <table:table-cell office:value-type="float" office:value="10.44" calcext:value-type="float">
            <text:p>10.4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04430" calcext:value-type="float">
            <text:p>204430</text:p>
          </table:table-cell>
          <table:table-cell office:value-type="float" office:value="16.96" calcext:value-type="float">
            <text:p>16.96</text:p>
          </table:table-cell>
          <table:table-cell office:value-type="float" office:value="17.12" calcext:value-type="float">
            <text:p>17.12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44865" calcext:value-type="float">
            <text:p>244865</text:p>
          </table:table-cell>
          <table:table-cell office:value-type="float" office:value="21" calcext:value-type="float">
            <text:p>21</text:p>
          </table:table-cell>
          <table:table-cell office:value-type="float" office:value="21.16" calcext:value-type="float">
            <text:p>21.16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48522" calcext:value-type="float">
            <text:p>248522</text:p>
          </table:table-cell>
          <table:table-cell office:value-type="float" office:value="105.88" calcext:value-type="float">
            <text:p>105.88</text:p>
          </table:table-cell>
          <table:table-cell office:value-type="float" office:value="106.04" calcext:value-type="float">
            <text:p>106.0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49353" calcext:value-type="float">
            <text:p>249353</text:p>
          </table:table-cell>
          <table:table-cell office:value-type="float" office:value="4.28" calcext:value-type="float">
            <text:p>4.28</text:p>
          </table:table-cell>
          <table:table-cell office:value-type="float" office:value="4.44" calcext:value-type="float">
            <text:p>4.4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49612" calcext:value-type="float">
            <text:p>249612</text:p>
          </table:table-cell>
          <table:table-cell office:value-type="float" office:value="40.16" calcext:value-type="float">
            <text:p>40.16</text:p>
          </table:table-cell>
          <table:table-cell office:value-type="float" office:value="40.32" calcext:value-type="float">
            <text:p>40.32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78629" calcext:value-type="float">
            <text:p>278629</text:p>
          </table:table-cell>
          <table:table-cell office:value-type="float" office:value="5.16" calcext:value-type="float">
            <text:p>5.16</text:p>
          </table:table-cell>
          <table:table-cell office:value-type="float" office:value="5.32" calcext:value-type="float">
            <text:p>5.32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79206" calcext:value-type="float">
            <text:p>279206</text:p>
          </table:table-cell>
          <table:table-cell office:value-type="float" office:value="10.84" calcext:value-type="float">
            <text:p>10.84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82908" calcext:value-type="float">
            <text:p>282908</text:p>
          </table:table-cell>
          <table:table-cell office:value-type="float" office:value="31.52" calcext:value-type="float">
            <text:p>31.52</text:p>
          </table:table-cell>
          <table:table-cell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86150" calcext:value-type="float">
            <text:p>286150</text:p>
          </table:table-cell>
          <table:table-cell office:value-type="float" office:value="17.68" calcext:value-type="float">
            <text:p>17.68</text:p>
          </table:table-cell>
          <table:table-cell office:value-type="float" office:value="17.84" calcext:value-type="float">
            <text:p>17.8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95586" calcext:value-type="float">
            <text:p>295586</text:p>
          </table:table-cell>
          <table:table-cell office:value-type="float" office:value="6.72" calcext:value-type="float">
            <text:p>6.72</text:p>
          </table:table-cell>
          <table:table-cell office:value-type="float" office:value="6.88" calcext:value-type="float">
            <text:p>6.8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00501" calcext:value-type="float">
            <text:p>100501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163207" calcext:value-type="float">
            <text:p>163207</text:p>
          </table:table-cell>
          <table:table-cell office:value-type="float" office:value="18.4" calcext:value-type="float">
            <text:p>18.4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180876" calcext:value-type="float">
            <text:p>180876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01074" calcext:value-type="float">
            <text:p>201074</text:p>
          </table:table-cell>
          <table:table-cell office:value-type="float" office:value="20.72" calcext:value-type="float">
            <text:p>20.72</text:p>
          </table:table-cell>
          <table:table-cell office:value-type="float" office:value="20.92" calcext:value-type="float">
            <text:p>20.9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26690" calcext:value-type="float">
            <text:p>226690</text:p>
          </table:table-cell>
          <table:table-cell office:value-type="float" office:value="9.32" calcext:value-type="float">
            <text:p>9.32</text:p>
          </table:table-cell>
          <table:table-cell office:value-type="float" office:value="9.52" calcext:value-type="float">
            <text:p>9.5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45391" calcext:value-type="float">
            <text:p>245391</text:p>
          </table:table-cell>
          <table:table-cell office:value-type="float" office:value="7.6" calcext:value-type="float">
            <text:p>7.6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50174" calcext:value-type="float">
            <text:p>250174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.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53631" calcext:value-type="float">
            <text:p>253631</text:p>
          </table:table-cell>
          <table:table-cell office:value-type="float" office:value="28.8" calcext:value-type="float">
            <text:p>28.8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56999" calcext:value-type="float">
            <text:p>256999</text:p>
          </table:table-cell>
          <table:table-cell office:value-type="float" office:value="29.28" calcext:value-type="float">
            <text:p>29.28</text:p>
          </table:table-cell>
          <table:table-cell office:value-type="float" office:value="29.48" calcext:value-type="float">
            <text:p>29.4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69870" calcext:value-type="float">
            <text:p>269870</text:p>
          </table:table-cell>
          <table:table-cell office:value-type="float" office:value="69.36" calcext:value-type="float">
            <text:p>69.36</text:p>
          </table:table-cell>
          <table:table-cell office:value-type="float" office:value="69.56" calcext:value-type="float">
            <text:p>69.56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72047" calcext:value-type="float">
            <text:p>272047</text:p>
          </table:table-cell>
          <table:table-cell office:value-type="float" office:value="30.16" calcext:value-type="float">
            <text:p>30.16</text:p>
          </table:table-cell>
          <table:table-cell office:value-type="float" office:value="30.36" calcext:value-type="float">
            <text:p>30.36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78785" calcext:value-type="float">
            <text:p>27878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64" calcext:value-type="float">
            <text:p>14.64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85254" calcext:value-type="float">
            <text:p>285254</text:p>
          </table:table-cell>
          <table:table-cell office:value-type="float" office:value="24.12" calcext:value-type="float">
            <text:p>24.12</text:p>
          </table:table-cell>
          <table:table-cell office:value-type="float" office:value="24.32" calcext:value-type="float">
            <text:p>24.3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12801" calcext:value-type="float">
            <text:p>212801</text:p>
          </table:table-cell>
          <table:table-cell office:value-type="float" office:value="45.84" calcext:value-type="float">
            <text:p>45.84</text:p>
          </table:table-cell>
          <table:table-cell office:value-type="float" office:value="46.08" calcext:value-type="float">
            <text:p>46.08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49178" calcext:value-type="float">
            <text:p>249178</text:p>
          </table:table-cell>
          <table:table-cell office:value-type="float" office:value="38.96" calcext:value-type="float">
            <text:p>38.96</text:p>
          </table:table-cell>
          <table:table-cell office:value-type="float" office:value="39.2" calcext:value-type="float">
            <text:p>39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79099" calcext:value-type="float">
            <text:p>279099</text:p>
          </table:table-cell>
          <table:table-cell office:value-type="float" office:value="36.96" calcext:value-type="float">
            <text:p>36.96</text:p>
          </table:table-cell>
          <table:table-cell office:value-type="float" office:value="37.2" calcext:value-type="float">
            <text:p>37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90070" calcext:value-type="float">
            <text:p>290070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6" calcext:value-type="float">
            <text:p>14.56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91603" calcext:value-type="float">
            <text:p>291603</text:p>
          </table:table-cell>
          <table:table-cell office:value-type="float" office:value="12.4" calcext:value-type="float">
            <text:p>12.4</text:p>
          </table:table-cell>
          <table:table-cell office:value-type="float" office:value="12.64" calcext:value-type="float">
            <text:p>12.64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92008" calcext:value-type="float">
            <text:p>292008</text:p>
          </table:table-cell>
          <table:table-cell office:value-type="float" office:value="22.52" calcext:value-type="float">
            <text:p>22.52</text:p>
          </table:table-cell>
          <table:table-cell office:value-type="float" office:value="22.76" calcext:value-type="float">
            <text:p>22.76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191932" calcext:value-type="float">
            <text:p>191932</text:p>
          </table:table-cell>
          <table:table-cell office:value-type="float" office:value="30.12" calcext:value-type="float">
            <text:p>30.12</text:p>
          </table:table-cell>
          <table:table-cell office:value-type="float" office:value="30.4" calcext:value-type="float">
            <text:p>30.4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99820" calcext:value-type="float">
            <text:p>199820</text:p>
          </table:table-cell>
          <table:table-cell office:value-type="float" office:value="25.52" calcext:value-type="float">
            <text:p>25.52</text:p>
          </table:table-cell>
          <table:table-cell office:value-type="float" office:value="25.8" calcext:value-type="float">
            <text:p>25.8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245186" calcext:value-type="float">
            <text:p>245186</text:p>
          </table:table-cell>
          <table:table-cell office:value-type="float" office:value="2.84" calcext:value-type="float">
            <text:p>2.84</text:p>
          </table:table-cell>
          <table:table-cell office:value-type="float" office:value="3.12" calcext:value-type="float">
            <text:p>3.1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23888" calcext:value-type="float">
            <text:p>123888</text:p>
          </table:table-cell>
          <table:table-cell office:value-type="float" office:value="22.32" calcext:value-type="float">
            <text:p>22.32</text:p>
          </table:table-cell>
          <table:table-cell office:value-type="float" office:value="22.64" calcext:value-type="float">
            <text:p>22.6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172952" calcext:value-type="float">
            <text:p>172952</text:p>
          </table:table-cell>
          <table:table-cell office:value-type="float" office:value="55.44" calcext:value-type="float">
            <text:p>55.44</text:p>
          </table:table-cell>
          <table:table-cell office:value-type="float" office:value="55.76" calcext:value-type="float">
            <text:p>55.7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180107" calcext:value-type="float">
            <text:p>180107</text:p>
          </table:table-cell>
          <table:table-cell office:value-type="float" office:value="24.92" calcext:value-type="float">
            <text:p>24.92</text:p>
          </table:table-cell>
          <table:table-cell office:value-type="float" office:value="25.24" calcext:value-type="float">
            <text:p>25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32920" calcext:value-type="float">
            <text:p>232920</text:p>
          </table:table-cell>
          <table:table-cell office:value-type="float" office:value="29.16" calcext:value-type="float">
            <text:p>29.16</text:p>
          </table:table-cell>
          <table:table-cell office:value-type="float" office:value="29.48" calcext:value-type="float">
            <text:p>29.48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62331" calcext:value-type="float">
            <text:p>262331</text:p>
          </table:table-cell>
          <table:table-cell office:value-type="float" office:value="55.84" calcext:value-type="float">
            <text:p>55.84</text:p>
          </table:table-cell>
          <table:table-cell office:value-type="float" office:value="56.16" calcext:value-type="float">
            <text:p>56.1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98436" calcext:value-type="float">
            <text:p>298436</text:p>
          </table:table-cell>
          <table:table-cell office:value-type="float" office:value="24.04" calcext:value-type="float">
            <text:p>24.04</text:p>
          </table:table-cell>
          <table:table-cell office:value-type="float" office:value="24.36" calcext:value-type="float">
            <text:p>24.3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75275" calcext:value-type="float">
            <text:p>275275</text:p>
          </table:table-cell>
          <table:table-cell office:value-type="float" office:value="9.4" calcext:value-type="float">
            <text:p>9.4</text:p>
          </table:table-cell>
          <table:table-cell office:value-type="float" office:value="9.76" calcext:value-type="float">
            <text:p>9.76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280665" calcext:value-type="float">
            <text:p>280665</text:p>
          </table:table-cell>
          <table:table-cell office:value-type="float" office:value="45.48" calcext:value-type="float">
            <text:p>45.48</text:p>
          </table:table-cell>
          <table:table-cell office:value-type="float" office:value="45.84" calcext:value-type="float">
            <text:p>45.84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295948" calcext:value-type="float">
            <text:p>295948</text:p>
          </table:table-cell>
          <table:table-cell office:value-type="float" office:value="39.88" calcext:value-type="float">
            <text:p>39.88</text:p>
          </table:table-cell>
          <table:table-cell office:value-type="float" office:value="40.24" calcext:value-type="float">
            <text:p>40.24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180665" calcext:value-type="float">
            <text:p>180665</text:p>
          </table:table-cell>
          <table:table-cell office:value-type="float" office:value="12.12" calcext:value-type="float">
            <text:p>12.12</text:p>
          </table:table-cell>
          <table:table-cell office:value-type="float" office:value="12.52" calcext:value-type="float">
            <text:p>12.5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95070" calcext:value-type="float">
            <text:p>195070</text:p>
          </table:table-cell>
          <table:table-cell office:value-type="float" office:value="43.32" calcext:value-type="float">
            <text:p>43.32</text:p>
          </table:table-cell>
          <table:table-cell office:value-type="float" office:value="43.72" calcext:value-type="float">
            <text:p>43.7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280130" calcext:value-type="float">
            <text:p>280130</text:p>
          </table:table-cell>
          <table:table-cell office:value-type="float" office:value="32.32" calcext:value-type="float">
            <text:p>32.32</text:p>
          </table:table-cell>
          <table:table-cell office:value-type="float" office:value="32.72" calcext:value-type="float">
            <text:p>32.7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222969" calcext:value-type="float">
            <text:p>222969</text:p>
          </table:table-cell>
          <table:table-cell office:value-type="float" office:value="23.64" calcext:value-type="float">
            <text:p>23.64</text:p>
          </table:table-cell>
          <table:table-cell office:value-type="float" office:value="24.12" calcext:value-type="float">
            <text:p>24.12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174273" calcext:value-type="float">
            <text:p>17427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44" calcext:value-type="float">
            <text:p>70.44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202612" calcext:value-type="float">
            <text:p>202612</text:p>
          </table:table-cell>
          <table:table-cell office:value-type="float" office:value="18.4" calcext:value-type="float">
            <text:p>18.4</text:p>
          </table:table-cell>
          <table:table-cell office:value-type="float" office:value="18.92" calcext:value-type="float">
            <text:p>18.9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288717" calcext:value-type="float">
            <text:p>288717</text:p>
          </table:table-cell>
          <table:table-cell office:value-type="float" office:value="46.52" calcext:value-type="float">
            <text:p>46.52</text:p>
          </table:table-cell>
          <table:table-cell office:value-type="float" office:value="47.04" calcext:value-type="float">
            <text:p>47.04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231577" calcext:value-type="float">
            <text:p>231577</text:p>
          </table:table-cell>
          <table:table-cell office:value-type="float" office:value="40.08" calcext:value-type="float">
            <text:p>40.08</text:p>
          </table:table-cell>
          <table:table-cell office:value-type="float" office:value="49.88" calcext:value-type="float">
            <text:p>49.88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office:value-type="float" office:value="260851" calcext:value-type="float">
            <text:p>260851</text:p>
          </table:table-cell>
          <table:table-cell office:value-type="float" office:value="53.64" calcext:value-type="float">
            <text:p>53.64</text:p>
          </table:table-cell>
          <table:table-cell office:value-type="float" office:value="69.56" calcext:value-type="float">
            <text:p>69.56</text:p>
          </table:table-cell>
          <table:table-cell office:value-type="float" office:value="15.92" calcext:value-type="float">
            <text:p>15.92</text:p>
          </table:table-cell>
          <table:table-cell table:number-columns-repeated="2"/>
        </table:table-row>
        <table:table-row table:style-name="ro1">
          <table:table-cell office:value-type="float" office:value="242378" calcext:value-type="float">
            <text:p>242378</text:p>
          </table:table-cell>
          <table:table-cell office:value-type="float" office:value="8.24" calcext:value-type="float">
            <text:p>8.24</text:p>
          </table:table-cell>
          <table:table-cell office:value-type="float" office:value="25.48" calcext:value-type="float">
            <text:p>25.48</text:p>
          </table:table-cell>
          <table:table-cell office:value-type="float" office:value="17.24" calcext:value-type="float">
            <text:p>17.24</text:p>
          </table:table-cell>
          <table:table-cell table:number-columns-repeated="2"/>
        </table:table-row>
        <table:table-row table:style-name="ro1" table:number-rows-repeated="1934"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4:24.733196596</meta:creation-date>
    <dc:date>2017-06-03T18:57:35.539801164</dc:date>
    <meta:editing-duration>PT2H3M10S</meta:editing-duration>
    <meta:editing-cycles>1</meta:editing-cycles>
    <meta:document-statistic meta:table-count="1" meta:cell-count="118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71cm" svg:height="13.707cm" xlink:href=".." xlink:type="simple" chart:class="chart:scatter" chart:style-name="ch1">
        <chart:legend chart:legend-position="end" svg:x="28.183cm" svg:y="6.474cm" style:legend-expansion="high" chart:style-name="ch2"/>
        <chart:plot-area chart:style-name="ch3" table:cell-range-address="Sheet1.B1:Sheet1.B296 Sheet1.D1:Sheet1.D296" svg:x="0.594cm" svg:y="0.274cm" svg:width="26.995cm" svg:height="13.159cm">
          <chartooo:coordinate-region svg:x="1.321cm" svg:y="0.473cm" svg:width="25.989cm" svg:height="12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96" chart:class="chart:scatter">
            <chart:domain table:cell-range-address="Sheet1.B1:Sheet1.B296"/>
            <chart:data-point chart:repeated="2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2">
                <text:p>84.92</text:p>
                <draw:g>
                  <svg:desc>Sheet1.B1:Sheet1.B296</svg:desc>
                </draw:g>
              </table:table-cell>
              <table:table-cell office:value-type="float" office:value="-42.88">
                <text:p>-42.88</text:p>
                <draw:g>
                  <svg:desc>Sheet1.D1:Sheet1.D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36">
                <text:p>34.36</text:p>
              </table:table-cell>
              <table:table-cell office:value-type="float" office:value="-33.72">
                <text:p>-33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36">
                <text:p>30.36</text:p>
              </table:table-cell>
              <table:table-cell office:value-type="float" office:value="-7.88">
                <text:p>-7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6">
                <text:p>24.76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6">
                <text:p>24.16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88">
                <text:p>29.8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36">
                <text:p>41.3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2">
                <text:p>13.5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52">
                <text:p>38.5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88">
                <text:p>18.8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92">
                <text:p>38.9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2">
                <text:p>3.9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88">
                <text:p>36.8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4">
                <text:p>37.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6">
                <text:p>10.7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8">
                <text:p>7.4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2">
                <text:p>47.5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2">
                <text:p>16.1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08">
                <text:p>14.0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84">
                <text:p>41.8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2">
                <text:p>15.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">
                <text:p>12.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68">
                <text:p>84.6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">
                <text:p>41.4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6">
                <text:p>15.7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96">
                <text:p>24.9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8">
                <text:p>14.0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48">
                <text:p>42.4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2">
                <text:p>19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24">
                <text:p>15.2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2">
                <text:p>17.7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16">
                <text:p>15.1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8">
                <text:p>37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68">
                <text:p>11.6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2">
                <text:p>13.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8">
                <text:p>4.2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2">
                <text:p>15.9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84">
                <text:p>21.8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4">
                <text:p>7.4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.84">
                <text:p>38.8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">
                <text:p>7.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52">
                <text:p>19.5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68">
                <text:p>35.6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6">
                <text:p>16.5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">
                <text:p>19.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28">
                <text:p>23.2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2">
                <text:p>38.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">
                <text:p>8.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76">
                <text:p>34.7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.4">
                <text:p>47.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92">
                <text:p>50.9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68">
                <text:p>11.6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28">
                <text:p>76.2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6">
                <text:p>9.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6">
                <text:p>27.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2">
                <text:p>17.7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4">
                <text:p>14.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4">
                <text:p>47.2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.72">
                <text:p>29.7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2">
                <text:p>24.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84">
                <text:p>13.8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6">
                <text:p>12.7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56">
                <text:p>53.5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52">
                <text:p>9.5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6">
                <text:p>14.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.24">
                <text:p>28.2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">
                <text:p>2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52">
                <text:p>57.5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28">
                <text:p>12.2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64">
                <text:p>37.6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24">
                <text:p>37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8">
                <text:p>34.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28">
                <text:p>15.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4">
                <text:p>15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.88">
                <text:p>63.8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28">
                <text:p>12.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92">
                <text:p>22.9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92">
                <text:p>14.9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96">
                <text:p>40.9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.04">
                <text:p>35.0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08">
                <text:p>10.0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2">
                <text:p>9.1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96">
                <text:p>19.9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">
                <text:p>7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24">
                <text:p>21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64">
                <text:p>6.6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4">
                <text:p>19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32">
                <text:p>6.3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6">
                <text:p>11.1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24">
                <text:p>18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6">
                <text:p>12.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4">
                <text:p>17.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64">
                <text:p>21.6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52">
                <text:p>20.5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8">
                <text:p>25.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.04">
                <text:p>23.0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52">
                <text:p>31.5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4">
                <text:p>56.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2">
                <text:p>13.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56">
                <text:p>28.5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12">
                <text:p>14.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92">
                <text:p>12.9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">
                <text:p>4.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2">
                <text:p>7.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">
                <text:p>8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2">
                <text:p>5.5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36">
                <text:p>8.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88">
                <text:p>34.8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8">
                <text:p>3.4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84">
                <text:p>27.8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8">
                <text:p>35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6">
                <text:p>3.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32">
                <text:p>33.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88">
                <text:p>23.8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04">
                <text:p>5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2">
                <text:p>3.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32">
                <text:p>13.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6">
                <text:p>6.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12">
                <text:p>44.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04">
                <text:p>7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04">
                <text:p>11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52">
                <text:p>14.5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28">
                <text:p>49.2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56">
                <text:p>1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48">
                <text:p>1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28">
                <text:p>1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44">
                <text:p>1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56">
                <text:p>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96">
                <text:p>3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84">
                <text:p>3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28">
                <text:p>1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.36">
                <text:p>3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44">
                <text:p>1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.08">
                <text:p>3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08">
                <text:p>1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68">
                <text:p>2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72">
                <text:p>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6">
                <text:p>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76">
                <text:p>1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92">
                <text:p>4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.44">
                <text:p>8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4">
                <text:p>13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">
                <text:p>2.6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6">
                <text:p>20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">
                <text:p>6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8">
                <text:p>5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.16">
                <text:p>14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84">
                <text:p>22.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76">
                <text:p>16.7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84">
                <text:p>4.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4">
                <text:p>8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92">
                <text:p>12.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48">
                <text:p>26.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24">
                <text:p>12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6">
                <text:p>2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8">
                <text:p>8.8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56">
                <text:p>16.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44">
                <text:p>19.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.64">
                <text:p>27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96">
                <text:p>13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4">
                <text:p>9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64">
                <text:p>31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4">
                <text:p>6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.92">
                <text:p>45.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.16">
                <text:p>36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8">
                <text:p>41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64">
                <text:p>60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48">
                <text:p>24.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68">
                <text:p>14.6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6">
                <text:p>12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68">
                <text:p>8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88">
                <text:p>8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28">
                <text:p>22.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88">
                <text:p>40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76">
                <text:p>16.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96">
                <text:p>6.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8">
                <text:p>11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68">
                <text:p>8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72">
                <text:p>23.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68">
                <text:p>26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.84">
                <text:p>30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16">
                <text:p>21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56">
                <text:p>37.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.08">
                <text:p>35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56">
                <text:p>5.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44">
                <text:p>7.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.8">
                <text:p>29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16">
                <text:p>31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.64">
                <text:p>70.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92">
                <text:p>1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84">
                <text:p>11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12">
                <text:p>36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32">
                <text:p>21.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68">
                <text:p>34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04">
                <text:p>8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04">
                <text:p>8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6">
                <text:p>15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16">
                <text:p>21.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44">
                <text:p>30.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76">
                <text:p>3.7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.88">
                <text:p>24.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44">
                <text:p>10.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84">
                <text:p>3.8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04">
                <text:p>19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8">
                <text:p>28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24">
                <text:p>14.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24">
                <text:p>5.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.12">
                <text:p>51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8">
                <text:p>5.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6">
                <text:p>13.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08">
                <text:p>35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12">
                <text:p>14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88">
                <text:p>10.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52">
                <text:p>25.5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4">
                <text:p>9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72">
                <text:p>14.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08">
                <text:p>30.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24">
                <text:p>17.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64">
                <text:p>15.6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.92">
                <text:p>38.9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28">
                <text:p>10.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6">
                <text:p>16.9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5.88">
                <text:p>105.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28">
                <text:p>4.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.16">
                <text:p>4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16">
                <text:p>5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84">
                <text:p>10.8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2">
                <text:p>31.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68">
                <text:p>17.6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72">
                <text:p>6.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8">
                <text:p>13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4">
                <text:p>18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72">
                <text:p>20.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32">
                <text:p>9.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6">
                <text:p>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8">
                <text:p>28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.28">
                <text:p>29.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.36">
                <text:p>69.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16">
                <text:p>30.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44">
                <text:p>14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12">
                <text:p>24.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.84">
                <text:p>45.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.96">
                <text:p>38.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.96">
                <text:p>36.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32">
                <text:p>14.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4">
                <text:p>12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52">
                <text:p>22.5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.12">
                <text:p>30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52">
                <text:p>25.5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4">
                <text:p>2.8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32">
                <text:p>22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44">
                <text:p>55.4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92">
                <text:p>24.9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16">
                <text:p>29.1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5.84">
                <text:p>55.8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04">
                <text:p>24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">
                <text:p>9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48">
                <text:p>45.4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.88">
                <text:p>39.8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12">
                <text:p>12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.32">
                <text:p>43.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.32">
                <text:p>32.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64">
                <text:p>23.6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.92">
                <text:p>69.9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4">
                <text:p>18.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52">
                <text:p>46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.08">
                <text:p>40.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.64">
                <text:p>53.64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24">
                <text:p>8.24</text:p>
              </table:table-cell>
              <table:table-cell office:value-type="float" office:value="17.24">
                <text:p>17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232cm" svg:height="17.292cm" xlink:href=".." xlink:type="simple" chart:class="chart:scatter" chart:style-name="ch1">
        <chart:legend chart:legend-position="end" svg:x="25.705cm" svg:y="8.267cm" style:legend-expansion="high" chart:style-name="ch2"/>
        <chart:plot-area chart:style-name="ch3" table:cell-range-address="Sheet1.B1:Sheet1.C296" svg:x="0.544cm" svg:y="0.345cm" svg:width="24.617cm" svg:height="16.602cm">
          <chartooo:coordinate-region svg:x="1.165cm" svg:y="0.545cm" svg:width="23.531cm" svg:height="15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96" chart:class="chart:scatter">
            <chart:domain table:cell-range-address="Sheet1.B1:Sheet1.B296"/>
            <chart:data-point chart:repeated="2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2">
                <text:p>84.92</text:p>
                <draw:g>
                  <svg:desc>Sheet1.B1:Sheet1.B296</svg:desc>
                </draw:g>
              </table:table-cell>
              <table:table-cell office:value-type="float" office:value="42.04">
                <text:p>42.04</text:p>
                <draw:g>
                  <svg:desc>Sheet1.C1:Sheet1.C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36">
                <text:p>34.3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36">
                <text:p>30.36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6">
                <text:p>24.76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6">
                <text:p>24.1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88">
                <text:p>29.88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36">
                <text:p>41.36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2">
                <text:p>13.5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52">
                <text:p>38.52</text:p>
              </table:table-cell>
              <table:table-cell office:value-type="float" office:value="38.12">
                <text:p>38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88">
                <text:p>18.88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92">
                <text:p>38.92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2">
                <text:p>3.9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88">
                <text:p>36.88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4">
                <text:p>37.4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6">
                <text:p>10.76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8">
                <text:p>7.4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2">
                <text:p>47.52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2">
                <text:p>16.12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08">
                <text:p>14.0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84">
                <text:p>41.84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2">
                <text:p>15.12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">
                <text:p>12.4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68">
                <text:p>84.68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">
                <text:p>41.48</text:p>
              </table:table-cell>
              <table:table-cell office:value-type="float" office:value="41.24">
                <text:p>41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6">
                <text:p>15.76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96">
                <text:p>24.9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8">
                <text:p>14.08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48">
                <text:p>42.48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24">
                <text:p>15.2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2">
                <text:p>17.7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16">
                <text:p>15.16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8">
                <text:p>37.8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68">
                <text:p>11.6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2">
                <text:p>13.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8">
                <text:p>4.2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2">
                <text:p>15.92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84">
                <text:p>21.84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.84">
                <text:p>43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4">
                <text:p>7.44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.84">
                <text:p>38.84</text:p>
              </table:table-cell>
              <table:table-cell office:value-type="float" office:value="38.68">
                <text:p>38.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">
                <text:p>7.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52">
                <text:p>19.52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68">
                <text:p>35.68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6">
                <text:p>16.5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">
                <text:p>19.4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28">
                <text:p>23.28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2">
                <text:p>38.2</text:p>
              </table:table-cell>
              <table:table-cell office:value-type="float" office:value="38.04">
                <text:p>38.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">
                <text:p>8.4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76">
                <text:p>34.76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.4">
                <text:p>47.4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92">
                <text:p>50.9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68">
                <text:p>11.6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28">
                <text:p>76.28</text:p>
              </table:table-cell>
              <table:table-cell office:value-type="float" office:value="76.16">
                <text:p>76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6">
                <text:p>9.36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6">
                <text:p>27.6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2">
                <text:p>17.7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4">
                <text:p>14.4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4">
                <text:p>47.24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.72">
                <text:p>29.7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2">
                <text:p>24.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84">
                <text:p>13.84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6">
                <text:p>12.7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56">
                <text:p>53.56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52">
                <text:p>9.5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6">
                <text:p>14.6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.24">
                <text:p>28.24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">
                <text:p>22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52">
                <text:p>57.5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28">
                <text:p>12.28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64">
                <text:p>37.64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24">
                <text:p>37.24</text:p>
              </table:table-cell>
              <table:table-cell office:value-type="float" office:value="37.16">
                <text:p>37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8">
                <text:p>34.8</text:p>
              </table:table-cell>
              <table:table-cell office:value-type="float" office:value="34.72">
                <text:p>34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28">
                <text:p>15.2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4">
                <text:p>15.24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.88">
                <text:p>63.88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28">
                <text:p>12.2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92">
                <text:p>22.92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92">
                <text:p>14.92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96">
                <text:p>40.96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.04">
                <text:p>35.04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08">
                <text:p>10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2">
                <text:p>9.12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96">
                <text:p>19.96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">
                <text:p>74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24">
                <text:p>21.24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64">
                <text:p>6.64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4">
                <text:p>19.24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32">
                <text:p>6.32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6">
                <text:p>11.16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24">
                <text:p>18.24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6">
                <text:p>12.6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4">
                <text:p>17.4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64">
                <text:p>21.64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52">
                <text:p>20.52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8">
                <text:p>25.8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.04">
                <text:p>23.04</text:p>
              </table:table-cell>
              <table:table-cell office:value-type="float" office:value="22.96">
                <text:p>22.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52">
                <text:p>31.52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4">
                <text:p>56.4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2">
                <text:p>13.2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56">
                <text:p>28.56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12">
                <text:p>14.12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92">
                <text:p>12.9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41.96">
                <text:p>41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">
                <text:p>4.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2">
                <text:p>7.2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">
                <text:p>8.8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2">
                <text:p>5.5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36">
                <text:p>8.36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88">
                <text:p>34.88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8">
                <text:p>3.4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84">
                <text:p>27.8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8">
                <text:p>35.8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6">
                <text:p>3.3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32">
                <text:p>33.32</text:p>
              </table:table-cell>
              <table:table-cell office:value-type="float" office:value="33.28">
                <text:p>33.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88">
                <text:p>23.88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04">
                <text:p>5.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2">
                <text:p>3.3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32">
                <text:p>13.3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6">
                <text:p>6.6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12">
                <text:p>44.12</text:p>
              </table:table-cell>
              <table:table-cell office:value-type="float" office:value="44.08">
                <text:p>44.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04">
                <text:p>7.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04">
                <text:p>11.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52">
                <text:p>14.52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28">
                <text:p>49.28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56">
                <text:p>17.56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44">
                <text:p>14.44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48">
                <text:p>11.4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28">
                <text:p>15.28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44">
                <text:p>17.44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56">
                <text:p>9.56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96">
                <text:p>30.96</text:p>
              </table:table-cell>
              <table:table-cell office:value-type="float" office:value="30.96">
                <text:p>30.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84">
                <text:p>30.84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16">
                <text:p>11.16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4">
                <text:p>3.8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2">
                <text:p>19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96">
                <text:p>13.96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28">
                <text:p>11.2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.36">
                <text:p>33.36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44">
                <text:p>12.44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.08">
                <text:p>31.08</text:p>
              </table:table-cell>
              <table:table-cell office:value-type="float" office:value="31.08">
                <text:p>31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08">
                <text:p>19.08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68">
                <text:p>23.68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72">
                <text:p>7.72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6">
                <text:p>5.76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96">
                <text:p>13.96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76">
                <text:p>18.76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.28">
                <text:p>33.28</text:p>
              </table:table-cell>
              <table:table-cell office:value-type="float" office:value="33.28">
                <text:p>33.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92">
                <text:p>40.92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32">
                <text:p>28.32</text:p>
              </table:table-cell>
              <table:table-cell office:value-type="float" office:value="28.32">
                <text:p>28.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.44">
                <text:p>82.44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4">
                <text:p>13.4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">
                <text:p>2.6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6">
                <text:p>20.3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">
                <text:p>6.4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8">
                <text:p>5.8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.16">
                <text:p>14.1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84">
                <text:p>22.84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76">
                <text:p>16.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84">
                <text:p>4.8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4">
                <text:p>8.24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92">
                <text:p>12.92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48">
                <text:p>26.48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24">
                <text:p>12.24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6">
                <text:p>2.3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8">
                <text:p>8.88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56">
                <text:p>16.5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44">
                <text:p>19.44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.64">
                <text:p>27.64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">
                <text:p>10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96">
                <text:p>13.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64">
                <text:p>31.64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4">
                <text:p>6.64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.92">
                <text:p>45.92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.16">
                <text:p>36.16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8">
                <text:p>41.8</text:p>
              </table:table-cell>
              <table:table-cell office:value-type="float" office:value="41.84">
                <text:p>41.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64">
                <text:p>60.64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48">
                <text:p>24.48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68">
                <text:p>14.68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6">
                <text:p>12.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68">
                <text:p>8.68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88">
                <text:p>8.8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28">
                <text:p>22.28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88">
                <text:p>40.88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76">
                <text:p>16.76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96">
                <text:p>6.96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8">
                <text:p>11.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68">
                <text:p>8.68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72">
                <text:p>23.7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68">
                <text:p>26.68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.84">
                <text:p>30.84</text:p>
              </table:table-cell>
              <table:table-cell office:value-type="float" office:value="30.92">
                <text:p>30.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16">
                <text:p>21.16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56">
                <text:p>37.56</text:p>
              </table:table-cell>
              <table:table-cell office:value-type="float" office:value="37.64">
                <text:p>37.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.08">
                <text:p>35.08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56">
                <text:p>5.5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44">
                <text:p>7.4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.8">
                <text:p>29.8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16">
                <text:p>31.16</text:p>
              </table:table-cell>
              <table:table-cell office:value-type="float" office:value="31.24">
                <text:p>31.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.64">
                <text:p>70.64</text:p>
              </table:table-cell>
              <table:table-cell office:value-type="float" office:value="70.72">
                <text:p>70.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92">
                <text:p>10.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84">
                <text:p>11.84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12">
                <text:p>36.12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32">
                <text:p>21.3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68">
                <text:p>34.68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04">
                <text:p>8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04">
                <text:p>8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6">
                <text:p>15.6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16">
                <text:p>21.16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44">
                <text:p>30.44</text:p>
              </table:table-cell>
              <table:table-cell office:value-type="float" office:value="30.56">
                <text:p>30.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76">
                <text:p>3.7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.88">
                <text:p>24.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44">
                <text:p>10.44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84">
                <text:p>3.8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04">
                <text:p>19.04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8">
                <text:p>28.8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24">
                <text:p>14.24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24">
                <text:p>5.2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.12">
                <text:p>51.12</text:p>
              </table:table-cell>
              <table:table-cell office:value-type="float" office:value="51.24">
                <text:p>51.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8">
                <text:p>5.2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6">
                <text:p>13.56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08">
                <text:p>35.08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12">
                <text:p>14.12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88">
                <text:p>10.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52">
                <text:p>25.52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4">
                <text:p>9.04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72">
                <text:p>14.72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08">
                <text:p>30.08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24">
                <text:p>17.2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64">
                <text:p>15.6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.92">
                <text:p>38.92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28">
                <text:p>10.28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6">
                <text:p>16.96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5.88">
                <text:p>105.88</text:p>
              </table:table-cell>
              <table:table-cell office:value-type="float" office:value="106.04">
                <text:p>106.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28">
                <text:p>4.2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.16">
                <text:p>40.16</text:p>
              </table:table-cell>
              <table:table-cell office:value-type="float" office:value="40.32">
                <text:p>40.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16">
                <text:p>5.1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84">
                <text:p>10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2">
                <text:p>31.52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68">
                <text:p>17.6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72">
                <text:p>6.7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8">
                <text:p>13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4">
                <text:p>18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">
                <text:p>5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72">
                <text:p>20.72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32">
                <text:p>9.32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6">
                <text:p>7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8">
                <text:p>28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.28">
                <text:p>29.28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.36">
                <text:p>69.36</text:p>
              </table:table-cell>
              <table:table-cell office:value-type="float" office:value="69.56">
                <text:p>69.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16">
                <text:p>30.16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44">
                <text:p>14.44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12">
                <text:p>24.12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.84">
                <text:p>45.84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.96">
                <text:p>38.9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.96">
                <text:p>36.96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32">
                <text:p>14.32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4">
                <text:p>12.4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52">
                <text:p>22.52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.12">
                <text:p>30.1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52">
                <text:p>25.52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4">
                <text:p>2.8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32">
                <text:p>22.32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44">
                <text:p>55.44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92">
                <text:p>24.92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16">
                <text:p>29.16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5.84">
                <text:p>55.84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04">
                <text:p>24.04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">
                <text:p>9.4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48">
                <text:p>45.48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.88">
                <text:p>39.88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12">
                <text:p>12.12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.32">
                <text:p>43.32</text:p>
              </table:table-cell>
              <table:table-cell office:value-type="float" office:value="43.72">
                <text:p>43.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.32">
                <text:p>32.32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64">
                <text:p>23.64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.92">
                <text:p>69.92</text:p>
              </table:table-cell>
              <table:table-cell office:value-type="float" office:value="70.44">
                <text:p>70.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4">
                <text:p>18.4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52">
                <text:p>46.52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.08">
                <text:p>40.08</text:p>
              </table:table-cell>
              <table:table-cell office:value-type="float" office:value="49.88">
                <text:p>49.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.64">
                <text:p>53.64</text:p>
              </table:table-cell>
              <table:table-cell office:value-type="float" office:value="69.56">
                <text:p>69.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24">
                <text:p>8.24</text:p>
              </table:table-cell>
              <table:table-cell office:value-type="float" office:value="25.48">
                <text:p>25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